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683cm"/>
    </style:style>
    <style:style style:name="co16" style:family="table-column">
      <style:table-column-properties fo:break-before="auto" style:column-width="2.48cm"/>
    </style:style>
    <style:style style:name="co17" style:family="table-column">
      <style:table-column-properties fo:break-before="auto" style:column-width="2.887cm"/>
    </style:style>
    <style:style style:name="co18" style:family="table-column">
      <style:table-column-properties fo:break-before="auto" style:column-width="1.459cm"/>
    </style:style>
    <style:style style:name="co19" style:family="table-column">
      <style:table-column-properties fo:break-before="auto" style:column-width="1.28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:.C6])" office:value-type="float" office:value="49.33625" calcext:value-type="float">
            <text:p>49,33625</text:p>
          </table:table-cell>
          <table:table-cell table:style-name="ce11" table:formula="of:=AVERAGE([.D3:.D6])" office:value-type="float" office:value="565.75" calcext:value-type="float">
            <text:p>565,75</text:p>
          </table:table-cell>
          <table:table-cell table:style-name="ce11" table:formula="of:=AVERAGE([.E3:.E6])" office:value-type="float" office:value="5037463.5" calcext:value-type="float">
            <text:p>5037463,5</text:p>
          </table:table-cell>
          <table:table-cell table:style-name="ce11" table:formula="of:=AVERAGE([.F3:.F6])" office:value-type="float" office:value="4670745" calcext:value-type="float">
            <text:p>4670745</text:p>
          </table:table-cell>
          <table:table-cell table:style-name="ce11" table:formula="of:=AVERAGE([.G3:.G6])" office:value-type="float" office:value="20.9975" calcext:value-type="float">
            <text:p>20,9975</text:p>
          </table:table-cell>
          <table:table-cell table:style-name="ce11" table:formula="of:=AVERAGE([.H3:.H6])" office:value-type="float" office:value="16910.13975" calcext:value-type="float">
            <text:p>16910,13975</text:p>
          </table:table-cell>
          <table:table-cell table:style-name="ce11" table:formula="of:=AVERAGE([.I3:.I6])" office:value-type="float" office:value="49.33625" calcext:value-type="float">
            <text:p>49,33625</text:p>
          </table:table-cell>
          <table:table-cell table:style-name="ce11" table:formula="of:=AVERAGE([.J3:.J6])" office:value-type="float" office:value="97.56" calcext:value-type="float">
            <text:p>97,56</text:p>
          </table:table-cell>
          <table:table-cell table:style-name="ce11"/>
          <table:table-cell table:style-name="ce11" table:formula="of:=AVERAGE([.L3:.L6])" office:value-type="float" office:value="8255.75" calcext:value-type="float">
            <text:p>8255,75</text:p>
          </table:table-cell>
          <table:table-cell table:style-name="ce11" table:formula="of:=AVERAGE([.M3:.M6])" office:value-type="float" office:value="9942.25" calcext:value-type="float">
            <text:p>9942,25</text:p>
          </table:table-cell>
          <table:table-cell table:style-name="ce11" table:formula="of:=AVERAGE([.N3:.N6])" office:value-type="float" office:value="11552.25" calcext:value-type="float">
            <text:p>11552,25</text:p>
          </table:table-cell>
          <table:table-cell table:style-name="ce11" table:formula="of:=AVERAGE([.O3:.O6])" office:value-type="float" office:value="12284.5" calcext:value-type="float">
            <text:p>12284,5</text:p>
          </table:table-cell>
          <table:table-cell table:style-name="ce11" table:formula="of:=AVERAGE([.P3:.P6])" office:value-type="float" office:value="14638.25" calcext:value-type="float">
            <text:p>14638,25</text:p>
          </table:table-cell>
          <table:table-cell table:style-name="ce11" table:formula="of:=AVERAGE([.Q3:.Q6])" office:value-type="float" office:value="26819" calcext:value-type="float">
            <text:p>26819</text:p>
          </table:table-cell>
          <table:table-cell table:style-name="ce11" table:formula="of:=AVERAGE([.R3:.R6])" office:value-type="float" office:value="28214.75" calcext:value-type="float">
            <text:p>28214,75</text:p>
          </table:table-cell>
          <table:table-cell table:style-name="ce11" table:formula="of:=AVERAGE([.S3:.S6])" office:value-type="float" office:value="28808" calcext:value-type="float">
            <text:p>28808</text:p>
          </table:table-cell>
          <table:table-cell table:style-name="ce11" table:formula="of:=AVERAGE([.T3:.T6])" office:value-type="float" office:value="29385.75" calcext:value-type="float">
            <text:p>29385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9:.C12])" office:value-type="float" office:value="81.68725" calcext:value-type="float">
            <text:p>81,68725</text:p>
          </table:table-cell>
          <table:table-cell table:style-name="ce11" table:formula="of:=AVERAGE([.D9:.D12])" office:value-type="float" office:value="1502.75" calcext:value-type="float">
            <text:p>1502,75</text:p>
          </table:table-cell>
          <table:table-cell table:style-name="ce11" table:formula="of:=AVERAGE([.E9:.E12])" office:value-type="float" office:value="8959450.5" calcext:value-type="float">
            <text:p>8959450,5</text:p>
          </table:table-cell>
          <table:table-cell table:style-name="ce11" table:formula="of:=AVERAGE([.F9:.F12])" office:value-type="float" office:value="8307279.5" calcext:value-type="float">
            <text:p>8307279,5</text:p>
          </table:table-cell>
          <table:table-cell table:style-name="ce11" table:formula="of:=AVERAGE([.G9:.G12])" office:value-type="float" office:value="26.215" calcext:value-type="float">
            <text:p>26,215</text:p>
          </table:table-cell>
          <table:table-cell table:style-name="ce11" table:formula="of:=AVERAGE([.H9:.H12])" office:value-type="float" office:value="26000.15025" calcext:value-type="float">
            <text:p>26000,15025</text:p>
          </table:table-cell>
          <table:table-cell table:style-name="ce11" table:formula="of:=AVERAGE([.I9:.I12])" office:value-type="float" office:value="40.84375" calcext:value-type="float">
            <text:p>40,84375</text:p>
          </table:table-cell>
          <table:table-cell table:style-name="ce11" table:formula="of:=AVERAGE([.J9:.J12])" office:value-type="float" office:value="105.205" calcext:value-type="float">
            <text:p>105,205</text:p>
          </table:table-cell>
          <table:table-cell table:style-name="ce11" table:formula="of:=AVERAGE([.K9:.K12])" office:value-type="string" office:string-value="" calcext:value-type="error">
            <text:p>#DIV/0!</text:p>
          </table:table-cell>
          <table:table-cell table:style-name="ce11" table:formula="of:=AVERAGE([.L9:.L12])" office:value-type="float" office:value="11904" calcext:value-type="float">
            <text:p>11904</text:p>
          </table:table-cell>
          <table:table-cell table:style-name="ce11" table:formula="of:=AVERAGE([.M9:.M12])" office:value-type="float" office:value="13422.5" calcext:value-type="float">
            <text:p>13422,5</text:p>
          </table:table-cell>
          <table:table-cell table:style-name="ce11" table:formula="of:=AVERAGE([.N9:.N12])" office:value-type="float" office:value="15156.25" calcext:value-type="float">
            <text:p>15156,25</text:p>
          </table:table-cell>
          <table:table-cell table:style-name="ce11" table:formula="of:=AVERAGE([.O9:.O12])" office:value-type="float" office:value="17084.25" calcext:value-type="float">
            <text:p>17084,25</text:p>
          </table:table-cell>
          <table:table-cell table:style-name="ce11" table:formula="of:=AVERAGE([.P9:.P12])" office:value-type="float" office:value="31328.5" calcext:value-type="float">
            <text:p>31328,5</text:p>
          </table:table-cell>
          <table:table-cell table:style-name="ce11" table:formula="of:=AVERAGE([.Q9:.Q12])" office:value-type="float" office:value="36324.75" calcext:value-type="float">
            <text:p>36324,75</text:p>
          </table:table-cell>
          <table:table-cell table:style-name="ce11" table:formula="of:=AVERAGE([.R9:.R12])" office:value-type="float" office:value="42318.25" calcext:value-type="float">
            <text:p>42318,25</text:p>
          </table:table-cell>
          <table:table-cell table:style-name="ce11" table:formula="of:=AVERAGE([.S9:.S12])" office:value-type="float" office:value="58430.75" calcext:value-type="float">
            <text:p>58430,75</text:p>
          </table:table-cell>
          <table:table-cell table:style-name="ce11" table:formula="of:=AVERAGE([.T9:.T12])" office:value-type="float" office:value="60871.5" calcext:value-type="float">
            <text:p>6087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15:.C18])" office:value-type="float" office:value="104.76075" calcext:value-type="float">
            <text:p>104,76075</text:p>
          </table:table-cell>
          <table:table-cell table:style-name="ce11" table:formula="of:=AVERAGE([.D15:.D18])" office:value-type="float" office:value="3727" calcext:value-type="float">
            <text:p>3727</text:p>
          </table:table-cell>
          <table:table-cell table:style-name="ce11" table:formula="of:=AVERAGE([.E15:.E18])" office:value-type="float" office:value="10830550.5" calcext:value-type="float">
            <text:p>10830550,5</text:p>
          </table:table-cell>
          <table:table-cell table:style-name="ce11" table:formula="of:=AVERAGE([.F15:.F18])" office:value-type="float" office:value="10042179.5" calcext:value-type="float">
            <text:p>10042179,5</text:p>
          </table:table-cell>
          <table:table-cell table:style-name="ce11" table:formula="of:=AVERAGE([.G15:.G18])" office:value-type="float" office:value="36.7325" calcext:value-type="float">
            <text:p>36,7325</text:p>
          </table:table-cell>
          <table:table-cell table:style-name="ce11" table:formula="of:=AVERAGE([.H15:.H18])" office:value-type="float" office:value="19515.8625" calcext:value-type="float">
            <text:p>19515,8625</text:p>
          </table:table-cell>
          <table:table-cell table:style-name="ce11" table:formula="of:=AVERAGE([.I15:.I18])" office:value-type="float" office:value="34.9205" calcext:value-type="float">
            <text:p>34,9205</text:p>
          </table:table-cell>
          <table:table-cell table:style-name="ce11" table:formula="of:=AVERAGE([.J15:.J18])" office:value-type="float" office:value="98.5075" calcext:value-type="float">
            <text:p>98,5075</text:p>
          </table:table-cell>
          <table:table-cell table:style-name="ce11" table:formula="of:=AVERAGE([.K15:.K18])" office:value-type="string" office:string-value="" calcext:value-type="error">
            <text:p>#DIV/0!</text:p>
          </table:table-cell>
          <table:table-cell table:style-name="ce11" table:formula="of:=AVERAGE([.L15:.L18])" office:value-type="float" office:value="16332.25" calcext:value-type="float">
            <text:p>16332,25</text:p>
          </table:table-cell>
          <table:table-cell table:style-name="ce11" table:formula="of:=AVERAGE([.M15:.M18])" office:value-type="float" office:value="19267" calcext:value-type="float">
            <text:p>19267</text:p>
          </table:table-cell>
          <table:table-cell table:style-name="ce11" table:formula="of:=AVERAGE([.N15:.N18])" office:value-type="float" office:value="21214.75" calcext:value-type="float">
            <text:p>21214,75</text:p>
          </table:table-cell>
          <table:table-cell table:style-name="ce11" table:formula="of:=AVERAGE([.O15:.O18])" office:value-type="float" office:value="22692.25" calcext:value-type="float">
            <text:p>22692,25</text:p>
          </table:table-cell>
          <table:table-cell table:style-name="ce11" table:formula="of:=AVERAGE([.P15:.P18])" office:value-type="float" office:value="27408" calcext:value-type="float">
            <text:p>27408</text:p>
          </table:table-cell>
          <table:table-cell table:style-name="ce11" table:formula="of:=AVERAGE([.Q15:.Q18])" office:value-type="float" office:value="31602.25" calcext:value-type="float">
            <text:p>31602,25</text:p>
          </table:table-cell>
          <table:table-cell table:style-name="ce11" table:formula="of:=AVERAGE([.R15:.R18])" office:value-type="float" office:value="52093.25" calcext:value-type="float">
            <text:p>52093,25</text:p>
          </table:table-cell>
          <table:table-cell table:style-name="ce11" table:formula="of:=AVERAGE([.S15:.S18])" office:value-type="float" office:value="54465" calcext:value-type="float">
            <text:p>54465</text:p>
          </table:table-cell>
          <table:table-cell table:style-name="ce11" table:formula="of:=AVERAGE([.T15:.T18])" office:value-type="float" office:value="79096.75" calcext:value-type="float">
            <text:p>79096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1:.C24])" office:value-type="float" office:value="126.66175" calcext:value-type="float">
            <text:p>126,66175</text:p>
          </table:table-cell>
          <table:table-cell table:style-name="ce11" table:formula="of:=AVERAGE([.D21:.D24])" office:value-type="float" office:value="4918.25" calcext:value-type="float">
            <text:p>4918,25</text:p>
          </table:table-cell>
          <table:table-cell table:style-name="ce11" table:formula="of:=AVERAGE([.E21:.E24])" office:value-type="float" office:value="14145516" calcext:value-type="float">
            <text:p>14145516</text:p>
          </table:table-cell>
          <table:table-cell table:style-name="ce11" table:formula="of:=AVERAGE([.F21:.F24])" office:value-type="float" office:value="13115844" calcext:value-type="float">
            <text:p>13115844</text:p>
          </table:table-cell>
          <table:table-cell table:style-name="ce11" table:formula="of:=AVERAGE([.G21:.G24])" office:value-type="float" office:value="40.8675" calcext:value-type="float">
            <text:p>40,8675</text:p>
          </table:table-cell>
          <table:table-cell table:style-name="ce11" table:formula="of:=AVERAGE([.H21:.H24])" office:value-type="float" office:value="32840.4205" calcext:value-type="float">
            <text:p>32840,4205</text:p>
          </table:table-cell>
          <table:table-cell table:style-name="ce11" table:formula="of:=AVERAGE([.I21:.I24])" office:value-type="float" office:value="31.66525" calcext:value-type="float">
            <text:p>31,66525</text:p>
          </table:table-cell>
          <table:table-cell table:style-name="ce11" table:formula="of:=AVERAGE([.J21:.J24])" office:value-type="float" office:value="105.5875" calcext:value-type="float">
            <text:p>105,5875</text:p>
          </table:table-cell>
          <table:table-cell table:style-name="ce11" table:formula="of:=AVERAGE([.K21:.K24])" office:value-type="string" office:string-value="" calcext:value-type="error">
            <text:p>#DIV/0!</text:p>
          </table:table-cell>
          <table:table-cell table:style-name="ce11" table:formula="of:=AVERAGE([.L21:.L24])" office:value-type="float" office:value="14849.25" calcext:value-type="float">
            <text:p>14849,25</text:p>
          </table:table-cell>
          <table:table-cell table:style-name="ce11" table:formula="of:=AVERAGE([.M21:.M24])" office:value-type="float" office:value="18086" calcext:value-type="float">
            <text:p>18086</text:p>
          </table:table-cell>
          <table:table-cell table:style-name="ce11" table:formula="of:=AVERAGE([.N21:.N24])" office:value-type="float" office:value="22707.75" calcext:value-type="float">
            <text:p>22707,75</text:p>
          </table:table-cell>
          <table:table-cell table:style-name="ce11" table:formula="of:=AVERAGE([.O21:.O24])" office:value-type="float" office:value="24982" calcext:value-type="float">
            <text:p>24982</text:p>
          </table:table-cell>
          <table:table-cell table:style-name="ce11" table:formula="of:=AVERAGE([.P21:.P24])" office:value-type="float" office:value="49033.25" calcext:value-type="float">
            <text:p>49033,25</text:p>
          </table:table-cell>
          <table:table-cell table:style-name="ce11" table:formula="of:=AVERAGE([.Q21:.Q24])" office:value-type="float" office:value="62419.25" calcext:value-type="float">
            <text:p>62419,25</text:p>
          </table:table-cell>
          <table:table-cell table:style-name="ce11" table:formula="of:=AVERAGE([.R21:.R24])" office:value-type="float" office:value="78969.75" calcext:value-type="float">
            <text:p>78969,75</text:p>
          </table:table-cell>
          <table:table-cell table:style-name="ce11" table:formula="of:=AVERAGE([.S21:.S24])" office:value-type="float" office:value="86427.25" calcext:value-type="float">
            <text:p>86427,25</text:p>
          </table:table-cell>
          <table:table-cell table:style-name="ce11" table:formula="of:=AVERAGE([.T21:.T24])" office:value-type="float" office:value="97701.5" calcext:value-type="float">
            <text:p>97701,5</text:p>
          </table:table-cell>
          <table:table-cell table:style-name="ce17" table:number-columns-repeated="1004"/>
        </table:table-row>
        <table:table-row table:style-name="ro3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7:.C30])" office:value-type="float" office:value="168.55425" calcext:value-type="float">
            <text:p>168,55425</text:p>
          </table:table-cell>
          <table:table-cell table:style-name="ce11" table:formula="of:=AVERAGE([.D27:.D30])" office:value-type="float" office:value="7308.25" calcext:value-type="float">
            <text:p>7308,25</text:p>
          </table:table-cell>
          <table:table-cell table:style-name="ce11" table:formula="of:=AVERAGE([.E27:.E30])" office:value-type="float" office:value="16361210.25" calcext:value-type="float">
            <text:p>16361210,25</text:p>
          </table:table-cell>
          <table:table-cell table:style-name="ce11" table:formula="of:=AVERAGE([.F27:.F30])" office:value-type="float" office:value="15170254.75" calcext:value-type="float">
            <text:p>15170254,75</text:p>
          </table:table-cell>
          <table:table-cell table:style-name="ce11" table:formula="of:=AVERAGE([.G27:.G30])" office:value-type="float" office:value="31.6375" calcext:value-type="float">
            <text:p>31,6375</text:p>
          </table:table-cell>
          <table:table-cell table:style-name="ce11" table:formula="of:=AVERAGE([.H27:.H30])" office:value-type="float" office:value="53415.5" calcext:value-type="float">
            <text:p>53415,5</text:p>
          </table:table-cell>
          <table:table-cell table:style-name="ce11" table:formula="of:=AVERAGE([.I27:.I30])" office:value-type="float" office:value="33.25" calcext:value-type="float">
            <text:p>33,25</text:p>
          </table:table-cell>
          <table:table-cell table:style-name="ce11" table:formula="of:=AVERAGE([.J27:.J30])" office:value-type="float" office:value="89.875" calcext:value-type="float">
            <text:p>89,875</text:p>
          </table:table-cell>
          <table:table-cell table:style-name="ce11" table:formula="of:=AVERAGE([.K27:.K30])" office:value-type="string" office:string-value="" calcext:value-type="error">
            <text:p>#DIV/0!</text:p>
          </table:table-cell>
          <table:table-cell table:style-name="ce11" table:formula="of:=AVERAGE([.L27:.L30])" office:value-type="float" office:value="18612" calcext:value-type="float">
            <text:p>18612</text:p>
          </table:table-cell>
          <table:table-cell table:style-name="ce11" table:formula="of:=AVERAGE([.M27:.M30])" office:value-type="float" office:value="23804" calcext:value-type="float">
            <text:p>23804</text:p>
          </table:table-cell>
          <table:table-cell table:style-name="ce11" table:formula="of:=AVERAGE([.N27:.N30])" office:value-type="float" office:value="32146" calcext:value-type="float">
            <text:p>32146</text:p>
          </table:table-cell>
          <table:table-cell table:style-name="ce11" table:formula="of:=AVERAGE([.O27:.O30])" office:value-type="float" office:value="39717" calcext:value-type="float">
            <text:p>39717</text:p>
          </table:table-cell>
          <table:table-cell table:style-name="ce11" table:formula="of:=AVERAGE([.P27:.P30])" office:value-type="float" office:value="69392" calcext:value-type="float">
            <text:p>69392</text:p>
          </table:table-cell>
          <table:table-cell table:style-name="ce11" table:formula="of:=AVERAGE([.Q27:.Q30])" office:value-type="float" office:value="96079.5" calcext:value-type="float">
            <text:p>96079,5</text:p>
          </table:table-cell>
          <table:table-cell table:style-name="ce11" table:formula="of:=AVERAGE([.R27:.R30])" office:value-type="float" office:value="113648.75" calcext:value-type="float">
            <text:p>113648,75</text:p>
          </table:table-cell>
          <table:table-cell table:style-name="ce11" table:formula="of:=AVERAGE([.S27:.S30])" office:value-type="float" office:value="135333.75" calcext:value-type="float">
            <text:p>135333,75</text:p>
          </table:table-cell>
          <table:table-cell table:style-name="ce11" table:formula="of:=AVERAGE([.T27:.T30])" office:value-type="float" office:value="137446" calcext:value-type="float">
            <text:p>13744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3:.C36])" office:value-type="float" office:value="170.79125" calcext:value-type="float">
            <text:p>170,79125</text:p>
          </table:table-cell>
          <table:table-cell table:style-name="ce11" table:formula="of:=AVERAGE([.D33:.D36])" office:value-type="float" office:value="9220.25" calcext:value-type="float">
            <text:p>9220,25</text:p>
          </table:table-cell>
          <table:table-cell table:style-name="ce11" table:formula="of:=AVERAGE([.E33:.E36])" office:value-type="float" office:value="16947015" calcext:value-type="float">
            <text:p>16947015</text:p>
          </table:table-cell>
          <table:table-cell table:style-name="ce11" table:formula="of:=AVERAGE([.F33:.F36])" office:value-type="float" office:value="15713383.5" calcext:value-type="float">
            <text:p>15713383,5</text:p>
          </table:table-cell>
          <table:table-cell table:style-name="ce11" table:formula="of:=AVERAGE([.G33:.G36])" office:value-type="float" office:value="42.0575" calcext:value-type="float">
            <text:p>42,0575</text:p>
          </table:table-cell>
          <table:table-cell table:style-name="ce11" table:formula="of:=AVERAGE([.H33:.H36])" office:value-type="float" office:value="47036.75" calcext:value-type="float">
            <text:p>47036,75</text:p>
          </table:table-cell>
          <table:table-cell table:style-name="ce11" table:formula="of:=AVERAGE([.I33:.I36])" office:value-type="float" office:value="28.1725" calcext:value-type="float">
            <text:p>28,1725</text:p>
          </table:table-cell>
          <table:table-cell table:style-name="ce11" table:formula="of:=AVERAGE([.J33:.J36])" office:value-type="float" office:value="89.9525" calcext:value-type="float">
            <text:p>89,9525</text:p>
          </table:table-cell>
          <table:table-cell table:style-name="ce11" table:formula="of:=AVERAGE([.K33:.K36])" office:value-type="string" office:string-value="" calcext:value-type="error">
            <text:p>#DIV/0!</text:p>
          </table:table-cell>
          <table:table-cell table:style-name="ce11" table:formula="of:=AVERAGE([.L33:.L36])" office:value-type="float" office:value="20510" calcext:value-type="float">
            <text:p>20510</text:p>
          </table:table-cell>
          <table:table-cell table:style-name="ce11" table:formula="of:=AVERAGE([.M33:.M36])" office:value-type="float" office:value="29074" calcext:value-type="float">
            <text:p>29074</text:p>
          </table:table-cell>
          <table:table-cell table:style-name="ce11" table:formula="of:=AVERAGE([.N33:.N36])" office:value-type="float" office:value="34375.5" calcext:value-type="float">
            <text:p>34375,5</text:p>
          </table:table-cell>
          <table:table-cell table:style-name="ce11" table:formula="of:=AVERAGE([.O33:.O36])" office:value-type="float" office:value="37342" calcext:value-type="float">
            <text:p>37342</text:p>
          </table:table-cell>
          <table:table-cell table:style-name="ce11" table:formula="of:=AVERAGE([.P33:.P36])" office:value-type="float" office:value="54936.25" calcext:value-type="float">
            <text:p>54936,25</text:p>
          </table:table-cell>
          <table:table-cell table:style-name="ce11" table:formula="of:=AVERAGE([.Q33:.Q36])" office:value-type="float" office:value="84516" calcext:value-type="float">
            <text:p>84516</text:p>
          </table:table-cell>
          <table:table-cell table:style-name="ce11" table:formula="of:=AVERAGE([.R33:.R36])" office:value-type="float" office:value="103871.75" calcext:value-type="float">
            <text:p>103871,75</text:p>
          </table:table-cell>
          <table:table-cell table:style-name="ce11" table:formula="of:=AVERAGE([.S33:.S36])" office:value-type="float" office:value="104502" calcext:value-type="float">
            <text:p>104502</text:p>
          </table:table-cell>
          <table:table-cell table:style-name="ce11" table:formula="of:=AVERAGE([.T33:.T36])" office:value-type="float" office:value="121084.25" calcext:value-type="float">
            <text:p>121084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9:.C42])" office:value-type="float" office:value="201.83925" calcext:value-type="float">
            <text:p>201,83925</text:p>
          </table:table-cell>
          <table:table-cell table:style-name="ce11" table:formula="of:=AVERAGE([.D39:.D42])" office:value-type="float" office:value="11277" calcext:value-type="float">
            <text:p>11277</text:p>
          </table:table-cell>
          <table:table-cell table:style-name="ce11" table:formula="of:=AVERAGE([.E39:.E42])" office:value-type="float" office:value="20172017.25" calcext:value-type="float">
            <text:p>20172017,25</text:p>
          </table:table-cell>
          <table:table-cell table:style-name="ce11" table:formula="of:=AVERAGE([.F39:.F42])" office:value-type="float" office:value="18703667.75" calcext:value-type="float">
            <text:p>18703667,75</text:p>
          </table:table-cell>
          <table:table-cell table:style-name="ce11" table:formula="of:=AVERAGE([.G39:.G42])" office:value-type="float" office:value="40.2" calcext:value-type="float">
            <text:p>40,2</text:p>
          </table:table-cell>
          <table:table-cell table:style-name="ce11" table:formula="of:=AVERAGE([.H39:.H42])" office:value-type="float" office:value="57891.5" calcext:value-type="float">
            <text:p>57891,5</text:p>
          </table:table-cell>
          <table:table-cell table:style-name="ce11" table:formula="of:=AVERAGE([.I39:.I42])" office:value-type="float" office:value="28.75" calcext:value-type="float">
            <text:p>28,75</text:p>
          </table:table-cell>
          <table:table-cell table:style-name="ce11" table:formula="of:=AVERAGE([.J39:.J42])" office:value-type="float" office:value="94.835" calcext:value-type="float">
            <text:p>94,835</text:p>
          </table:table-cell>
          <table:table-cell table:style-name="ce11" table:formula="of:=AVERAGE([.K39:.K42])" office:value-type="string" office:string-value="" calcext:value-type="error">
            <text:p>#DIV/0!</text:p>
          </table:table-cell>
          <table:table-cell table:style-name="ce11" table:formula="of:=AVERAGE([.L39:.L42])" office:value-type="float" office:value="20144" calcext:value-type="float">
            <text:p>20144</text:p>
          </table:table-cell>
          <table:table-cell table:style-name="ce11" table:formula="of:=AVERAGE([.M39:.M42])" office:value-type="float" office:value="28592.25" calcext:value-type="float">
            <text:p>28592,25</text:p>
          </table:table-cell>
          <table:table-cell table:style-name="ce11" table:formula="of:=AVERAGE([.N39:.N42])" office:value-type="float" office:value="37888.25" calcext:value-type="float">
            <text:p>37888,25</text:p>
          </table:table-cell>
          <table:table-cell table:style-name="ce11" table:formula="of:=AVERAGE([.O39:.O42])" office:value-type="float" office:value="48029.25" calcext:value-type="float">
            <text:p>48029,25</text:p>
          </table:table-cell>
          <table:table-cell table:style-name="ce11" table:formula="of:=AVERAGE([.P39:.P42])" office:value-type="float" office:value="81916.75" calcext:value-type="float">
            <text:p>81916,75</text:p>
          </table:table-cell>
          <table:table-cell table:style-name="ce11" table:formula="of:=AVERAGE([.Q39:.Q42])" office:value-type="float" office:value="122365.25" calcext:value-type="float">
            <text:p>122365,25</text:p>
          </table:table-cell>
          <table:table-cell table:style-name="ce11" table:formula="of:=AVERAGE([.R39:.R42])" office:value-type="float" office:value="124755.25" calcext:value-type="float">
            <text:p>124755,25</text:p>
          </table:table-cell>
          <table:table-cell table:style-name="ce11" table:formula="of:=AVERAGE([.S39:.S42])" office:value-type="float" office:value="126387.5" calcext:value-type="float">
            <text:p>126387,5</text:p>
          </table:table-cell>
          <table:table-cell table:style-name="ce11" table:formula="of:=AVERAGE([.T39:.T42])" office:value-type="float" office:value="148284.5" calcext:value-type="float">
            <text:p>148284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45:.C48])" office:value-type="float" office:value="209.8755" calcext:value-type="float">
            <text:p>209,8755</text:p>
          </table:table-cell>
          <table:table-cell table:style-name="ce11" table:formula="of:=AVERAGE([.D45:.D48])" office:value-type="float" office:value="13712" calcext:value-type="float">
            <text:p>13712</text:p>
          </table:table-cell>
          <table:table-cell table:style-name="ce11" table:formula="of:=AVERAGE([.E45:.E48])" office:value-type="float" office:value="22054032" calcext:value-type="float">
            <text:p>22054032</text:p>
          </table:table-cell>
          <table:table-cell table:style-name="ce11" table:formula="of:=AVERAGE([.F45:.F48])" office:value-type="float" office:value="20448688" calcext:value-type="float">
            <text:p>20448688</text:p>
          </table:table-cell>
          <table:table-cell table:style-name="ce11" table:formula="of:=AVERAGE([.G45:.G48])" office:value-type="float" office:value="44.8225" calcext:value-type="float">
            <text:p>44,8225</text:p>
          </table:table-cell>
          <table:table-cell table:style-name="ce11" table:formula="of:=AVERAGE([.H45:.H48])" office:value-type="float" office:value="59209" calcext:value-type="float">
            <text:p>59209</text:p>
          </table:table-cell>
          <table:table-cell table:style-name="ce11" table:formula="of:=AVERAGE([.I45:.I48])" office:value-type="float" office:value="26.228" calcext:value-type="float">
            <text:p>26,228</text:p>
          </table:table-cell>
          <table:table-cell table:style-name="ce11" table:formula="of:=AVERAGE([.J45:.J48])" office:value-type="float" office:value="103.355" calcext:value-type="float">
            <text:p>103,355</text:p>
          </table:table-cell>
          <table:table-cell table:style-name="ce11" table:formula="of:=AVERAGE([.K45:.K48])" office:value-type="string" office:string-value="" calcext:value-type="error">
            <text:p>#DIV/0!</text:p>
          </table:table-cell>
          <table:table-cell table:style-name="ce11" table:formula="of:=AVERAGE([.L45:.L48])" office:value-type="float" office:value="20624" calcext:value-type="float">
            <text:p>20624</text:p>
          </table:table-cell>
          <table:table-cell table:style-name="ce11" table:formula="of:=AVERAGE([.M45:.M48])" office:value-type="float" office:value="30188.75" calcext:value-type="float">
            <text:p>30188,75</text:p>
          </table:table-cell>
          <table:table-cell table:style-name="ce11" table:formula="of:=AVERAGE([.N45:.N48])" office:value-type="float" office:value="53406.25" calcext:value-type="float">
            <text:p>53406,25</text:p>
          </table:table-cell>
          <table:table-cell table:style-name="ce11" table:formula="of:=AVERAGE([.O45:.O48])" office:value-type="float" office:value="65735.25" calcext:value-type="float">
            <text:p>65735,25</text:p>
          </table:table-cell>
          <table:table-cell table:style-name="ce11" table:formula="of:=AVERAGE([.P45:.P48])" office:value-type="float" office:value="109702" calcext:value-type="float">
            <text:p>109702</text:p>
          </table:table-cell>
          <table:table-cell table:style-name="ce11" table:formula="of:=AVERAGE([.Q45:.Q48])" office:value-type="float" office:value="127252.25" calcext:value-type="float">
            <text:p>127252,25</text:p>
          </table:table-cell>
          <table:table-cell table:style-name="ce11" table:formula="of:=AVERAGE([.R45:.R48])" office:value-type="float" office:value="127288" calcext:value-type="float">
            <text:p>127288</text:p>
          </table:table-cell>
          <table:table-cell table:style-name="ce11" table:formula="of:=AVERAGE([.S45:.S48])" office:value-type="float" office:value="137415.25" calcext:value-type="float">
            <text:p>137415,25</text:p>
          </table:table-cell>
          <table:table-cell table:style-name="ce11" table:formula="of:=AVERAGE([.T45:.T48])" office:value-type="float" office:value="147556.5" calcext:value-type="float">
            <text:p>147556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1:.C54])" office:value-type="float" office:value="226.85675" calcext:value-type="float">
            <text:p>226,85675</text:p>
          </table:table-cell>
          <table:table-cell table:style-name="ce11" table:formula="of:=AVERAGE([.D51:.D54])" office:value-type="float" office:value="17170.5" calcext:value-type="float">
            <text:p>17170,5</text:p>
          </table:table-cell>
          <table:table-cell table:style-name="ce11" table:formula="of:=AVERAGE([.E51:.E54])" office:value-type="float" office:value="23259332.25" calcext:value-type="float">
            <text:p>23259332,25</text:p>
          </table:table-cell>
          <table:table-cell table:style-name="ce11" table:formula="of:=AVERAGE([.F51:.F54])" office:value-type="float" office:value="21566252.75" calcext:value-type="float">
            <text:p>21566252,75</text:p>
          </table:table-cell>
          <table:table-cell table:style-name="ce11" table:formula="of:=AVERAGE([.G51:.G54])" office:value-type="float" office:value="47.305" calcext:value-type="float">
            <text:p>47,305</text:p>
          </table:table-cell>
          <table:table-cell table:style-name="ce11" table:formula="of:=AVERAGE([.H51:.H54])" office:value-type="float" office:value="62688.5" calcext:value-type="float">
            <text:p>62688,5</text:p>
          </table:table-cell>
          <table:table-cell table:style-name="ce11" table:formula="of:=AVERAGE([.I51:.I54])" office:value-type="float" office:value="25" calcext:value-type="float">
            <text:p>25</text:p>
          </table:table-cell>
          <table:table-cell table:style-name="ce11" table:formula="of:=AVERAGE([.J51:.J54])" office:value-type="float" office:value="97.84" calcext:value-type="float">
            <text:p>97,84</text:p>
          </table:table-cell>
          <table:table-cell table:style-name="ce11" table:formula="of:=AVERAGE([.K51:.K54])" office:value-type="string" office:string-value="" calcext:value-type="error">
            <text:p>#DIV/0!</text:p>
          </table:table-cell>
          <table:table-cell table:style-name="ce11" table:formula="of:=AVERAGE([.L51:.L54])" office:value-type="float" office:value="21625.5" calcext:value-type="float">
            <text:p>21625,5</text:p>
          </table:table-cell>
          <table:table-cell table:style-name="ce11" table:formula="of:=AVERAGE([.M51:.M54])" office:value-type="float" office:value="31793.5" calcext:value-type="float">
            <text:p>31793,5</text:p>
          </table:table-cell>
          <table:table-cell table:style-name="ce11" table:formula="of:=AVERAGE([.N51:.N54])" office:value-type="float" office:value="46712.5" calcext:value-type="float">
            <text:p>46712,5</text:p>
          </table:table-cell>
          <table:table-cell table:style-name="ce11" table:formula="of:=AVERAGE([.O51:.O54])" office:value-type="float" office:value="59260.25" calcext:value-type="float">
            <text:p>59260,25</text:p>
          </table:table-cell>
          <table:table-cell table:style-name="ce11" table:formula="of:=AVERAGE([.P51:.P54])" office:value-type="float" office:value="121325" calcext:value-type="float">
            <text:p>121325</text:p>
          </table:table-cell>
          <table:table-cell table:style-name="ce11" table:formula="of:=AVERAGE([.Q51:.Q54])" office:value-type="float" office:value="127241.75" calcext:value-type="float">
            <text:p>127241,75</text:p>
          </table:table-cell>
          <table:table-cell table:style-name="ce11" table:formula="of:=AVERAGE([.R51:.R54])" office:value-type="float" office:value="127295.5" calcext:value-type="float">
            <text:p>127295,5</text:p>
          </table:table-cell>
          <table:table-cell table:style-name="ce11" table:formula="of:=AVERAGE([.S51:.S54])" office:value-type="float" office:value="128868.25" calcext:value-type="float">
            <text:p>128868,25</text:p>
          </table:table-cell>
          <table:table-cell table:style-name="ce11" table:formula="of:=AVERAGE([.T51:.T54])" office:value-type="float" office:value="139550.5" calcext:value-type="float">
            <text:p>13955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7:.C60])" office:value-type="float" office:value="217.452" calcext:value-type="float">
            <text:p>217,452</text:p>
          </table:table-cell>
          <table:table-cell table:style-name="ce11" table:formula="of:=AVERAGE([.D57:.D60])" office:value-type="float" office:value="18841" calcext:value-type="float">
            <text:p>18841</text:p>
          </table:table-cell>
          <table:table-cell table:style-name="ce11" table:formula="of:=AVERAGE([.E57:.E60])" office:value-type="float" office:value="24010890.75" calcext:value-type="float">
            <text:p>24010890,75</text:p>
          </table:table-cell>
          <table:table-cell table:style-name="ce11" table:formula="of:=AVERAGE([.F57:.F60])" office:value-type="float" office:value="22263104.25" calcext:value-type="float">
            <text:p>22263104,25</text:p>
          </table:table-cell>
          <table:table-cell table:style-name="ce11" table:formula="of:=AVERAGE([.G57:.G60])" office:value-type="float" office:value="51.3625" calcext:value-type="float">
            <text:p>51,3625</text:p>
          </table:table-cell>
          <table:table-cell table:style-name="ce11" table:formula="of:=AVERAGE([.H57:.H60])" office:value-type="float" office:value="63999.5" calcext:value-type="float">
            <text:p>63999,5</text:p>
          </table:table-cell>
          <table:table-cell table:style-name="ce11" table:formula="of:=AVERAGE([.I57:.I60])" office:value-type="float" office:value="22.98775" calcext:value-type="float">
            <text:p>22,98775</text:p>
          </table:table-cell>
          <table:table-cell table:style-name="ce11" table:formula="of:=AVERAGE([.J57:.J60])" office:value-type="float" office:value="97.8525" calcext:value-type="float">
            <text:p>97,8525</text:p>
          </table:table-cell>
          <table:table-cell table:style-name="ce11" table:formula="of:=AVERAGE([.K57:.K60])" office:value-type="string" office:string-value="" calcext:value-type="error">
            <text:p>#DIV/0!</text:p>
          </table:table-cell>
          <table:table-cell table:style-name="ce11" table:formula="of:=AVERAGE([.L57:.L60])" office:value-type="float" office:value="24640.75" calcext:value-type="float">
            <text:p>24640,75</text:p>
          </table:table-cell>
          <table:table-cell table:style-name="ce11" table:formula="of:=AVERAGE([.M57:.M60])" office:value-type="float" office:value="36490.75" calcext:value-type="float">
            <text:p>36490,75</text:p>
          </table:table-cell>
          <table:table-cell table:style-name="ce11" table:formula="of:=AVERAGE([.N57:.N60])" office:value-type="float" office:value="52902.5" calcext:value-type="float">
            <text:p>52902,5</text:p>
          </table:table-cell>
          <table:table-cell table:style-name="ce11" table:formula="of:=AVERAGE([.O57:.O60])" office:value-type="float" office:value="67919.75" calcext:value-type="float">
            <text:p>67919,75</text:p>
          </table:table-cell>
          <table:table-cell table:style-name="ce11" table:formula="of:=AVERAGE([.P57:.P60])" office:value-type="float" office:value="122354.75" calcext:value-type="float">
            <text:p>122354,75</text:p>
          </table:table-cell>
          <table:table-cell table:style-name="ce11" table:formula="of:=AVERAGE([.Q57:.Q60])" office:value-type="float" office:value="127281.75" calcext:value-type="float">
            <text:p>127281,75</text:p>
          </table:table-cell>
          <table:table-cell table:style-name="ce11" table:formula="of:=AVERAGE([.R57:.R60])" office:value-type="float" office:value="127833" calcext:value-type="float">
            <text:p>127833</text:p>
          </table:table-cell>
          <table:table-cell table:style-name="ce11" table:formula="of:=AVERAGE([.S57:.S60])" office:value-type="float" office:value="128538.75" calcext:value-type="float">
            <text:p>128538,75</text:p>
          </table:table-cell>
          <table:table-cell table:style-name="ce11" table:formula="of:=AVERAGE([.T57:.T60])" office:value-type="float" office:value="158139.25" calcext:value-type="float">
            <text:p>158139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3:.C66])" office:value-type="float" office:value="234.00775" calcext:value-type="float">
            <text:p>234,00775</text:p>
          </table:table-cell>
          <table:table-cell table:style-name="ce11" table:formula="of:=AVERAGE([.D63:.D66])" office:value-type="float" office:value="19031" calcext:value-type="float">
            <text:p>19031</text:p>
          </table:table-cell>
          <table:table-cell table:style-name="ce11" table:formula="of:=AVERAGE([.E63:.E66])" office:value-type="float" office:value="24703197.75" calcext:value-type="float">
            <text:p>24703197,75</text:p>
          </table:table-cell>
          <table:table-cell table:style-name="ce11" table:formula="of:=AVERAGE([.F63:.F66])" office:value-type="float" office:value="22905017.25" calcext:value-type="float">
            <text:p>22905017,25</text:p>
          </table:table-cell>
          <table:table-cell table:style-name="ce11" table:formula="of:=AVERAGE([.G63:.G66])" office:value-type="float" office:value="57.355" calcext:value-type="float">
            <text:p>57,355</text:p>
          </table:table-cell>
          <table:table-cell table:style-name="ce11" table:formula="of:=AVERAGE([.H63:.H66])" office:value-type="float" office:value="63496.75" calcext:value-type="float">
            <text:p>63496,75</text:p>
          </table:table-cell>
          <table:table-cell table:style-name="ce11" table:formula="of:=AVERAGE([.I63:.I66])" office:value-type="float" office:value="21.5" calcext:value-type="float">
            <text:p>21,5</text:p>
          </table:table-cell>
          <table:table-cell table:style-name="ce11" table:formula="of:=AVERAGE([.J63:.J66])" office:value-type="float" office:value="85.325" calcext:value-type="float">
            <text:p>85,325</text:p>
          </table:table-cell>
          <table:table-cell table:style-name="ce11" table:formula="of:=AVERAGE([.K63:.K66])" office:value-type="string" office:string-value="" calcext:value-type="error">
            <text:p>#DIV/0!</text:p>
          </table:table-cell>
          <table:table-cell table:style-name="ce11" table:formula="of:=AVERAGE([.L63:.L66])" office:value-type="float" office:value="22189.25" calcext:value-type="float">
            <text:p>22189,25</text:p>
          </table:table-cell>
          <table:table-cell table:style-name="ce11" table:formula="of:=AVERAGE([.M63:.M66])" office:value-type="float" office:value="32566.5" calcext:value-type="float">
            <text:p>32566,5</text:p>
          </table:table-cell>
          <table:table-cell table:style-name="ce11" table:formula="of:=AVERAGE([.N63:.N66])" office:value-type="float" office:value="43897.75" calcext:value-type="float">
            <text:p>43897,75</text:p>
          </table:table-cell>
          <table:table-cell table:style-name="ce11" table:formula="of:=AVERAGE([.O63:.O66])" office:value-type="float" office:value="64766" calcext:value-type="float">
            <text:p>64766</text:p>
          </table:table-cell>
          <table:table-cell table:style-name="ce11" table:formula="of:=AVERAGE([.P63:.P66])" office:value-type="float" office:value="122843.75" calcext:value-type="float">
            <text:p>122843,75</text:p>
          </table:table-cell>
          <table:table-cell table:style-name="ce11" table:formula="of:=AVERAGE([.Q63:.Q66])" office:value-type="float" office:value="127261.75" calcext:value-type="float">
            <text:p>127261,75</text:p>
          </table:table-cell>
          <table:table-cell table:style-name="ce11" table:formula="of:=AVERAGE([.R63:.R66])" office:value-type="float" office:value="129500.25" calcext:value-type="float">
            <text:p>129500,25</text:p>
          </table:table-cell>
          <table:table-cell table:style-name="ce11" table:formula="of:=AVERAGE([.S63:.S66])" office:value-type="float" office:value="129517" calcext:value-type="float">
            <text:p>129517</text:p>
          </table:table-cell>
          <table:table-cell table:style-name="ce11" table:formula="of:=AVERAGE([.T63:.T66])" office:value-type="float" office:value="151476" calcext:value-type="float">
            <text:p>15147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9:.C72])" office:value-type="float" office:value="257.88725" calcext:value-type="float">
            <text:p>257,88725</text:p>
          </table:table-cell>
          <table:table-cell table:style-name="ce11" table:formula="of:=AVERAGE([.D69:.D72])" office:value-type="float" office:value="21489" calcext:value-type="float">
            <text:p>21489</text:p>
          </table:table-cell>
          <table:table-cell table:style-name="ce11" table:formula="of:=AVERAGE([.E69:.E72])" office:value-type="float" office:value="28380995.25" calcext:value-type="float">
            <text:p>28380995,25</text:p>
          </table:table-cell>
          <table:table-cell table:style-name="ce11" table:formula="of:=AVERAGE([.F69:.F72])" office:value-type="float" office:value="26315068.25" calcext:value-type="float">
            <text:p>26315068,25</text:p>
          </table:table-cell>
          <table:table-cell table:style-name="ce11" table:formula="of:=AVERAGE([.G69:.G72])" office:value-type="float" office:value="40.765" calcext:value-type="float">
            <text:p>40,765</text:p>
          </table:table-cell>
          <table:table-cell table:style-name="ce11" table:formula="of:=AVERAGE([.H69:.H72])" office:value-type="float" office:value="71187" calcext:value-type="float">
            <text:p>71187</text:p>
          </table:table-cell>
          <table:table-cell table:style-name="ce11" table:formula="of:=AVERAGE([.I69:.I72])" office:value-type="float" office:value="21.5" calcext:value-type="float">
            <text:p>21,5</text:p>
          </table:table-cell>
          <table:table-cell table:style-name="ce11" table:formula="of:=AVERAGE([.J69:.J72])" office:value-type="float" office:value="104.8425" calcext:value-type="float">
            <text:p>104,8425</text:p>
          </table:table-cell>
          <table:table-cell table:style-name="ce11" table:formula="of:=AVERAGE([.K69:.K72])" office:value-type="string" office:string-value="" calcext:value-type="error">
            <text:p>#DIV/0!</text:p>
          </table:table-cell>
          <table:table-cell table:style-name="ce11" table:formula="of:=AVERAGE([.L69:.L72])" office:value-type="float" office:value="25694.5" calcext:value-type="float">
            <text:p>25694,5</text:p>
          </table:table-cell>
          <table:table-cell table:style-name="ce11" table:formula="of:=AVERAGE([.M69:.M72])" office:value-type="float" office:value="57288.75" calcext:value-type="float">
            <text:p>57288,75</text:p>
          </table:table-cell>
          <table:table-cell table:style-name="ce11" table:formula="of:=AVERAGE([.N69:.N72])" office:value-type="float" office:value="83312.5" calcext:value-type="float">
            <text:p>83312,5</text:p>
          </table:table-cell>
          <table:table-cell table:style-name="ce11" table:formula="of:=AVERAGE([.O69:.O72])" office:value-type="float" office:value="90097.5" calcext:value-type="float">
            <text:p>90097,5</text:p>
          </table:table-cell>
          <table:table-cell table:style-name="ce11" table:formula="of:=AVERAGE([.P69:.P72])" office:value-type="float" office:value="127254" calcext:value-type="float">
            <text:p>127254</text:p>
          </table:table-cell>
          <table:table-cell table:style-name="ce11" table:formula="of:=AVERAGE([.Q69:.Q72])" office:value-type="float" office:value="127275.75" calcext:value-type="float">
            <text:p>127275,75</text:p>
          </table:table-cell>
          <table:table-cell table:style-name="ce11" table:formula="of:=AVERAGE([.R69:.R72])" office:value-type="float" office:value="127301.5" calcext:value-type="float">
            <text:p>127301,5</text:p>
          </table:table-cell>
          <table:table-cell table:style-name="ce11" table:formula="of:=AVERAGE([.S69:.S72])" office:value-type="float" office:value="127318.75" calcext:value-type="float">
            <text:p>127318,75</text:p>
          </table:table-cell>
          <table:table-cell table:style-name="ce11" table:formula="of:=AVERAGE([.T69:.T72])" office:value-type="float" office:value="150700.75" calcext:value-type="float">
            <text:p>150700,7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75:.C78])" office:value-type="float" office:value="245.4945" calcext:value-type="float">
            <text:p>245,4945</text:p>
          </table:table-cell>
          <table:table-cell table:style-name="ce11" table:formula="of:=AVERAGE([.D75:.D78])" office:value-type="float" office:value="26051.75" calcext:value-type="float">
            <text:p>26051,75</text:p>
          </table:table-cell>
          <table:table-cell table:style-name="ce11" table:formula="of:=AVERAGE([.E75:.E78])" office:value-type="float" office:value="26558705.25" calcext:value-type="float">
            <text:p>26558705,25</text:p>
          </table:table-cell>
          <table:table-cell table:style-name="ce11" table:formula="of:=AVERAGE([.F75:.F78])" office:value-type="float" office:value="24625459.75" calcext:value-type="float">
            <text:p>24625459,75</text:p>
          </table:table-cell>
          <table:table-cell table:style-name="ce11" table:formula="of:=AVERAGE([.G75:.G78])" office:value-type="float" office:value="67.88" calcext:value-type="float">
            <text:p>67,88</text:p>
          </table:table-cell>
          <table:table-cell table:style-name="ce11" table:formula="of:=AVERAGE([.H75:.H78])" office:value-type="float" office:value="64035.25" calcext:value-type="float">
            <text:p>64035,25</text:p>
          </table:table-cell>
          <table:table-cell table:style-name="ce11" table:formula="of:=AVERAGE([.I75:.I78])" office:value-type="float" office:value="19" calcext:value-type="float">
            <text:p>19</text:p>
          </table:table-cell>
          <table:table-cell table:style-name="ce11" table:formula="of:=AVERAGE([.J75:.J78])" office:value-type="float" office:value="107.6775" calcext:value-type="float">
            <text:p>107,6775</text:p>
          </table:table-cell>
          <table:table-cell table:style-name="ce11" table:formula="of:=AVERAGE([.K75:.K78])" office:value-type="string" office:string-value="" calcext:value-type="error">
            <text:p>#DIV/0!</text:p>
          </table:table-cell>
          <table:table-cell table:style-name="ce11" table:formula="of:=AVERAGE([.L75:.L78])" office:value-type="float" office:value="22208.5" calcext:value-type="float">
            <text:p>22208,5</text:p>
          </table:table-cell>
          <table:table-cell table:style-name="ce11" table:formula="of:=AVERAGE([.M75:.M78])" office:value-type="float" office:value="34034.5" calcext:value-type="float">
            <text:p>34034,5</text:p>
          </table:table-cell>
          <table:table-cell table:style-name="ce11" table:formula="of:=AVERAGE([.N75:.N78])" office:value-type="float" office:value="60936.5" calcext:value-type="float">
            <text:p>60936,5</text:p>
          </table:table-cell>
          <table:table-cell table:style-name="ce11" table:formula="of:=AVERAGE([.O75:.O78])" office:value-type="float" office:value="93891.75" calcext:value-type="float">
            <text:p>93891,75</text:p>
          </table:table-cell>
          <table:table-cell table:style-name="ce11" table:formula="of:=AVERAGE([.P75:.P78])" office:value-type="float" office:value="127255.25" calcext:value-type="float">
            <text:p>127255,25</text:p>
          </table:table-cell>
          <table:table-cell table:style-name="ce11" table:formula="of:=AVERAGE([.Q75:.Q78])" office:value-type="float" office:value="127286" calcext:value-type="float">
            <text:p>127286</text:p>
          </table:table-cell>
          <table:table-cell table:style-name="ce11" table:formula="of:=AVERAGE([.R75:.R78])" office:value-type="float" office:value="127310.75" calcext:value-type="float">
            <text:p>127310,75</text:p>
          </table:table-cell>
          <table:table-cell table:style-name="ce11" table:formula="of:=AVERAGE([.S75:.S78])" office:value-type="float" office:value="127326.75" calcext:value-type="float">
            <text:p>127326,75</text:p>
          </table:table-cell>
          <table:table-cell table:style-name="ce11" table:formula="of:=AVERAGE([.T75:.T78])" office:value-type="float" office:value="150308.25" calcext:value-type="float">
            <text:p>150308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1:.C84])" office:value-type="float" office:value="249.1675" calcext:value-type="float">
            <text:p>249,1675</text:p>
          </table:table-cell>
          <table:table-cell table:style-name="ce11" table:formula="of:=AVERAGE([.D81:.D84])" office:value-type="float" office:value="27789.75" calcext:value-type="float">
            <text:p>27789,75</text:p>
          </table:table-cell>
          <table:table-cell table:style-name="ce11" table:formula="of:=AVERAGE([.E81:.E84])" office:value-type="float" office:value="29568057.75" calcext:value-type="float">
            <text:p>29568057,75</text:p>
          </table:table-cell>
          <table:table-cell table:style-name="ce11" table:formula="of:=AVERAGE([.F81:.F84])" office:value-type="float" office:value="27415757.25" calcext:value-type="float">
            <text:p>27415757,25</text:p>
          </table:table-cell>
          <table:table-cell table:style-name="ce11" table:formula="of:=AVERAGE([.G81:.G84])" office:value-type="float" office:value="66.61" calcext:value-type="float">
            <text:p>66,61</text:p>
          </table:table-cell>
          <table:table-cell table:style-name="ce11" table:formula="of:=AVERAGE([.H81:.H84])" office:value-type="float" office:value="68979" calcext:value-type="float">
            <text:p>68979</text:p>
          </table:table-cell>
          <table:table-cell table:style-name="ce11" table:formula="of:=AVERAGE([.I81:.I84])" office:value-type="float" office:value="17.75" calcext:value-type="float">
            <text:p>17,75</text:p>
          </table:table-cell>
          <table:table-cell table:style-name="ce11" table:formula="of:=AVERAGE([.J81:.J84])" office:value-type="float" office:value="114.5075" calcext:value-type="float">
            <text:p>114,5075</text:p>
          </table:table-cell>
          <table:table-cell table:style-name="ce11" table:formula="of:=AVERAGE([.K81:.K84])" office:value-type="string" office:string-value="" calcext:value-type="error">
            <text:p>#DIV/0!</text:p>
          </table:table-cell>
          <table:table-cell table:style-name="ce11" table:formula="of:=AVERAGE([.L81:.L84])" office:value-type="float" office:value="31675.5" calcext:value-type="float">
            <text:p>31675,5</text:p>
          </table:table-cell>
          <table:table-cell table:style-name="ce11" table:formula="of:=AVERAGE([.M81:.M84])" office:value-type="float" office:value="59661" calcext:value-type="float">
            <text:p>59661</text:p>
          </table:table-cell>
          <table:table-cell table:style-name="ce11" table:formula="of:=AVERAGE([.N81:.N84])" office:value-type="float" office:value="70888.75" calcext:value-type="float">
            <text:p>70888,75</text:p>
          </table:table-cell>
          <table:table-cell table:style-name="ce11" table:formula="of:=AVERAGE([.O81:.O84])" office:value-type="float" office:value="89128" calcext:value-type="float">
            <text:p>89128</text:p>
          </table:table-cell>
          <table:table-cell table:style-name="ce11" table:formula="of:=AVERAGE([.P81:.P84])" office:value-type="float" office:value="127252.25" calcext:value-type="float">
            <text:p>127252,25</text:p>
          </table:table-cell>
          <table:table-cell table:style-name="ce11" table:formula="of:=AVERAGE([.Q81:.Q84])" office:value-type="float" office:value="127283" calcext:value-type="float">
            <text:p>127283</text:p>
          </table:table-cell>
          <table:table-cell table:style-name="ce11" table:formula="of:=AVERAGE([.R81:.R84])" office:value-type="float" office:value="127303.25" calcext:value-type="float">
            <text:p>127303,25</text:p>
          </table:table-cell>
          <table:table-cell table:style-name="ce11" table:formula="of:=AVERAGE([.S81:.S84])" office:value-type="float" office:value="127311.25" calcext:value-type="float">
            <text:p>127311,25</text:p>
          </table:table-cell>
          <table:table-cell table:style-name="ce11" table:formula="of:=AVERAGE([.T81:.T84])" office:value-type="float" office:value="153481.5" calcext:value-type="float">
            <text:p>15348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7:.C90])" office:value-type="float" office:value="280.26875" calcext:value-type="float">
            <text:p>280,26875</text:p>
          </table:table-cell>
          <table:table-cell table:style-name="ce11" table:formula="of:=AVERAGE([.D87:.D90])" office:value-type="float" office:value="30356.5" calcext:value-type="float">
            <text:p>30356,5</text:p>
          </table:table-cell>
          <table:table-cell table:style-name="ce11" table:formula="of:=AVERAGE([.E87:.E90])" office:value-type="float" office:value="30015562.5" calcext:value-type="float">
            <text:p>30015562,5</text:p>
          </table:table-cell>
          <table:table-cell table:style-name="ce11" table:formula="of:=AVERAGE([.F87:.F90])" office:value-type="float" office:value="27830687.5" calcext:value-type="float">
            <text:p>27830687,5</text:p>
          </table:table-cell>
          <table:table-cell table:style-name="ce11" table:formula="of:=AVERAGE([.G87:.G90])" office:value-type="float" office:value="63.6175" calcext:value-type="float">
            <text:p>63,6175</text:p>
          </table:table-cell>
          <table:table-cell table:style-name="ce11" table:formula="of:=AVERAGE([.H87:.H90])" office:value-type="float" office:value="77606" calcext:value-type="float">
            <text:p>77606</text:p>
          </table:table-cell>
          <table:table-cell table:style-name="ce11" table:formula="of:=AVERAGE([.I87:.I90])" office:value-type="float" office:value="18.75" calcext:value-type="float">
            <text:p>18,75</text:p>
          </table:table-cell>
          <table:table-cell table:style-name="ce11" table:formula="of:=AVERAGE([.J87:.J90])" office:value-type="float" office:value="103.985" calcext:value-type="float">
            <text:p>103,985</text:p>
          </table:table-cell>
          <table:table-cell table:style-name="ce11" table:formula="of:=AVERAGE([.K87:.K90])" office:value-type="string" office:string-value="" calcext:value-type="error">
            <text:p>#DIV/0!</text:p>
          </table:table-cell>
          <table:table-cell table:style-name="ce11" table:formula="of:=AVERAGE([.L87:.L90])" office:value-type="float" office:value="32370.75" calcext:value-type="float">
            <text:p>32370,75</text:p>
          </table:table-cell>
          <table:table-cell table:style-name="ce11" table:formula="of:=AVERAGE([.M87:.M90])" office:value-type="float" office:value="79648" calcext:value-type="float">
            <text:p>79648</text:p>
          </table:table-cell>
          <table:table-cell table:style-name="ce11" table:formula="of:=AVERAGE([.N87:.N90])" office:value-type="float" office:value="89019.5" calcext:value-type="float">
            <text:p>89019,5</text:p>
          </table:table-cell>
          <table:table-cell table:style-name="ce11" table:formula="of:=AVERAGE([.O87:.O90])" office:value-type="float" office:value="101969.5" calcext:value-type="float">
            <text:p>101969,5</text:p>
          </table:table-cell>
          <table:table-cell table:style-name="ce11" table:formula="of:=AVERAGE([.P87:.P90])" office:value-type="float" office:value="127291" calcext:value-type="float">
            <text:p>127291</text:p>
          </table:table-cell>
          <table:table-cell table:style-name="ce11" table:formula="of:=AVERAGE([.Q87:.Q90])" office:value-type="float" office:value="127312" calcext:value-type="float">
            <text:p>127312</text:p>
          </table:table-cell>
          <table:table-cell table:style-name="ce11" table:formula="of:=AVERAGE([.R87:.R90])" office:value-type="float" office:value="127322.25" calcext:value-type="float">
            <text:p>127322,25</text:p>
          </table:table-cell>
          <table:table-cell table:style-name="ce11" table:formula="of:=AVERAGE([.S87:.S90])" office:value-type="float" office:value="129781.75" calcext:value-type="float">
            <text:p>129781,75</text:p>
          </table:table-cell>
          <table:table-cell table:style-name="ce11" table:formula="of:=AVERAGE([.T87:.T90])" office:value-type="float" office:value="162498.25" calcext:value-type="float">
            <text:p>162498,25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10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1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3:.C6])" office:value-type="float" office:value="19.5585" calcext:value-type="float">
            <text:p>19,5585</text:p>
          </table:table-cell>
          <table:table-cell table:style-name="ce23" table:formula="of:=AVERAGE([.D3:.D6])" office:value-type="float" office:value="451" calcext:value-type="float">
            <text:p>451</text:p>
          </table:table-cell>
          <table:table-cell table:style-name="ce23" table:formula="of:=AVERAGE([.E3:.E6])" office:value-type="float" office:value="2510750" calcext:value-type="float">
            <text:p>2510750</text:p>
          </table:table-cell>
          <table:table-cell table:style-name="ce23" table:formula="of:=AVERAGE([.F3:.F6])" office:value-type="float" office:value="2267125" calcext:value-type="float">
            <text:p>2267125</text:p>
          </table:table-cell>
          <table:table-cell table:style-name="ce23" table:formula="of:=AVERAGE([.G3:.G6])" office:value-type="float" office:value="87" calcext:value-type="float">
            <text:p>87</text:p>
          </table:table-cell>
          <table:table-cell table:style-name="ce23" table:formula="of:=AVERAGE([.H3:.H6])" office:value-type="float" office:value="4399.25" calcext:value-type="float">
            <text:p>4399,25</text:p>
          </table:table-cell>
          <table:table-cell table:style-name="ce23" table:formula="of:=AVERAGE([.I3:.I6])" office:value-type="float" office:value="19.5" calcext:value-type="float">
            <text:p>19,5</text:p>
          </table:table-cell>
          <table:table-cell table:style-name="ce23" table:formula="of:=AVERAGE([.J3:.J6])" office:value-type="float" office:value="132.93" calcext:value-type="float">
            <text:p>132,93</text:p>
          </table:table-cell>
          <table:table-cell table:style-name="ce23" table:formula="of:=AVERAGE([.K3:.K6])" office:value-type="string" office:string-value="" calcext:value-type="error">
            <text:p>#DIV/0!</text:p>
          </table:table-cell>
          <table:table-cell table:style-name="ce23" table:formula="of:=AVERAGE([.L3:.L6])" office:value-type="float" office:value="1602.25" calcext:value-type="float">
            <text:p>1602,25</text:p>
          </table:table-cell>
          <table:table-cell table:style-name="ce23" table:formula="of:=AVERAGE([.M3:.M6])" office:value-type="float" office:value="1810.25" calcext:value-type="float">
            <text:p>1810,25</text:p>
          </table:table-cell>
          <table:table-cell table:style-name="ce23" table:formula="of:=AVERAGE([.N3:.N6])" office:value-type="float" office:value="2357.75" calcext:value-type="float">
            <text:p>2357,75</text:p>
          </table:table-cell>
          <table:table-cell table:style-name="ce23" table:formula="of:=AVERAGE([.O3:.O6])" office:value-type="float" office:value="3101.5" calcext:value-type="float">
            <text:p>3101,5</text:p>
          </table:table-cell>
          <table:table-cell table:style-name="ce23" table:formula="of:=AVERAGE([.P3:.P6])" office:value-type="float" office:value="4704.25" calcext:value-type="float">
            <text:p>4704,25</text:p>
          </table:table-cell>
          <table:table-cell table:style-name="ce23" table:formula="of:=AVERAGE([.Q3:.Q6])" office:value-type="float" office:value="6185.5" calcext:value-type="float">
            <text:p>6185,5</text:p>
          </table:table-cell>
          <table:table-cell table:style-name="ce23" table:formula="of:=AVERAGE([.R3:.R6])" office:value-type="float" office:value="6911.75" calcext:value-type="float">
            <text:p>6911,75</text:p>
          </table:table-cell>
          <table:table-cell table:style-name="ce23" table:formula="of:=AVERAGE([.S3:.S6])" office:value-type="float" office:value="7450.75" calcext:value-type="float">
            <text:p>7450,75</text:p>
          </table:table-cell>
          <table:table-cell table:style-name="ce23" table:formula="of:=AVERAGE([.T3:.T6])" office:value-type="float" office:value="8194" calcext:value-type="float">
            <text:p>8194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3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9:.C12])" office:value-type="float" office:value="11.717" calcext:value-type="float">
            <text:p>11,717</text:p>
          </table:table-cell>
          <table:table-cell table:style-name="ce23" table:formula="of:=AVERAGE([.D9:.D12])" office:value-type="float" office:value="1002.1275" calcext:value-type="float">
            <text:p>1002,1275</text:p>
          </table:table-cell>
          <table:table-cell table:style-name="ce23" table:formula="of:=AVERAGE([.E9:.E12])" office:value-type="float" office:value="1781665.5" calcext:value-type="float">
            <text:p>1781665,5</text:p>
          </table:table-cell>
          <table:table-cell table:style-name="ce23" table:formula="of:=AVERAGE([.F9:.F12])" office:value-type="float" office:value="1449161.25" calcext:value-type="float">
            <text:p>1449161,25</text:p>
          </table:table-cell>
          <table:table-cell table:style-name="ce23" table:formula="of:=AVERAGE([.G9:.G12])" office:value-type="float" office:value="172.25" calcext:value-type="float">
            <text:p>172,25</text:p>
          </table:table-cell>
          <table:table-cell table:style-name="ce23" table:formula="of:=AVERAGE([.H9:.H12])" office:value-type="float" office:value="4233" calcext:value-type="float">
            <text:p>4233</text:p>
          </table:table-cell>
          <table:table-cell table:style-name="ce23" table:formula="of:=AVERAGE([.I9:.I12])" office:value-type="float" office:value="5.5" calcext:value-type="float">
            <text:p>5,5</text:p>
          </table:table-cell>
          <table:table-cell table:style-name="ce23" table:formula="of:=AVERAGE([.J9:.J12])" office:value-type="float" office:value="150.065" calcext:value-type="float">
            <text:p>150,065</text:p>
          </table:table-cell>
          <table:table-cell table:style-name="ce23" table:formula="of:=AVERAGE([.K9:.K12])" office:value-type="string" office:string-value="" calcext:value-type="error">
            <text:p>#DIV/0!</text:p>
          </table:table-cell>
          <table:table-cell table:style-name="ce23" table:formula="of:=AVERAGE([.L9:.L12])" office:value-type="float" office:value="622.5" calcext:value-type="float">
            <text:p>622,5</text:p>
          </table:table-cell>
          <table:table-cell table:style-name="ce23" table:formula="of:=AVERAGE([.M9:.M12])" office:value-type="float" office:value="938.5" calcext:value-type="float">
            <text:p>938,5</text:p>
          </table:table-cell>
          <table:table-cell table:style-name="ce23" table:formula="of:=AVERAGE([.N9:.N12])" office:value-type="float" office:value="1657.75" calcext:value-type="float">
            <text:p>1657,75</text:p>
          </table:table-cell>
          <table:table-cell table:style-name="ce23" table:formula="of:=AVERAGE([.O9:.O12])" office:value-type="float" office:value="1953.25" calcext:value-type="float">
            <text:p>1953,25</text:p>
          </table:table-cell>
          <table:table-cell table:style-name="ce23" table:formula="of:=AVERAGE([.P9:.P12])" office:value-type="float" office:value="3847.5" calcext:value-type="float">
            <text:p>3847,5</text:p>
          </table:table-cell>
          <table:table-cell table:style-name="ce23" table:formula="of:=AVERAGE([.Q9:.Q12])" office:value-type="float" office:value="6339.25" calcext:value-type="float">
            <text:p>6339,25</text:p>
          </table:table-cell>
          <table:table-cell table:style-name="ce23" table:formula="of:=AVERAGE([.R9:.R12])" office:value-type="float" office:value="8923.75" calcext:value-type="float">
            <text:p>8923,75</text:p>
          </table:table-cell>
          <table:table-cell table:style-name="ce23" table:formula="of:=AVERAGE([.S9:.S12])" office:value-type="float" office:value="9658.5" calcext:value-type="float">
            <text:p>9658,5</text:p>
          </table:table-cell>
          <table:table-cell table:style-name="ce23" table:formula="of:=AVERAGE([.T9:.T12])" office:value-type="float" office:value="11315.25" calcext:value-type="float">
            <text:p>11315,25</text:p>
          </table:table-cell>
          <table:table-cell table:style-name="ce54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AVERAGE([.C15:.C18])" office:value-type="float" office:value="14.06975" calcext:value-type="float">
            <text:p>14,06975</text:p>
          </table:table-cell>
          <table:table-cell table:style-name="ce23" table:formula="of:=AVERAGE([.D15:.D18])" office:value-type="float" office:value="2537.75" calcext:value-type="float">
            <text:p>2537,75</text:p>
          </table:table-cell>
          <table:table-cell table:style-name="ce23" table:formula="of:=AVERAGE([.E15:.E18])" office:value-type="float" office:value="2105969.5" calcext:value-type="float">
            <text:p>2105969,5</text:p>
          </table:table-cell>
          <table:table-cell table:style-name="ce23" table:formula="of:=AVERAGE([.F15:.F18])" office:value-type="float" office:value="1663401.5" calcext:value-type="float">
            <text:p>1663401,5</text:p>
          </table:table-cell>
          <table:table-cell table:style-name="ce23" table:formula="of:=AVERAGE([.G15:.G18])" office:value-type="float" office:value="215" calcext:value-type="float">
            <text:p>215</text:p>
          </table:table-cell>
          <table:table-cell table:style-name="ce23" table:formula="of:=AVERAGE([.H15:.H18])" office:value-type="float" office:value="5167.75" calcext:value-type="float">
            <text:p>5167,75</text:p>
          </table:table-cell>
          <table:table-cell table:style-name="ce23" table:formula="of:=AVERAGE([.I15:.I18])" office:value-type="float" office:value="4.25" calcext:value-type="float">
            <text:p>4,25</text:p>
          </table:table-cell>
          <table:table-cell table:style-name="ce23" table:formula="of:=AVERAGE([.J15:.J18])" office:value-type="float" office:value="146.9725" calcext:value-type="float">
            <text:p>146,9725</text:p>
          </table:table-cell>
          <table:table-cell table:style-name="ce23" table:formula="of:=AVERAGE([.K15:.K18])" office:value-type="string" office:string-value="" calcext:value-type="error">
            <text:p>#DIV/0!</text:p>
          </table:table-cell>
          <table:table-cell table:style-name="ce23" table:formula="of:=AVERAGE([.L15:.L18])" office:value-type="float" office:value="293.5" calcext:value-type="float">
            <text:p>293,5</text:p>
          </table:table-cell>
          <table:table-cell table:style-name="ce23" table:formula="of:=AVERAGE([.M15:.M18])" office:value-type="float" office:value="1907.25" calcext:value-type="float">
            <text:p>1907,25</text:p>
          </table:table-cell>
          <table:table-cell table:style-name="ce23" table:formula="of:=AVERAGE([.N15:.N18])" office:value-type="float" office:value="2266.5" calcext:value-type="float">
            <text:p>2266,5</text:p>
          </table:table-cell>
          <table:table-cell table:style-name="ce23" table:formula="of:=AVERAGE([.O15:.O18])" office:value-type="float" office:value="2485" calcext:value-type="float">
            <text:p>2485</text:p>
          </table:table-cell>
          <table:table-cell table:style-name="ce23" table:formula="of:=AVERAGE([.P15:.P18])" office:value-type="float" office:value="3564.25" calcext:value-type="float">
            <text:p>3564,25</text:p>
          </table:table-cell>
          <table:table-cell table:style-name="ce23" table:formula="of:=AVERAGE([.Q15:.Q18])" office:value-type="float" office:value="6219" calcext:value-type="float">
            <text:p>6219</text:p>
          </table:table-cell>
          <table:table-cell table:style-name="ce23" table:formula="of:=AVERAGE([.R15:.R18])" office:value-type="float" office:value="9019.75" calcext:value-type="float">
            <text:p>9019,75</text:p>
          </table:table-cell>
          <table:table-cell table:style-name="ce23" table:formula="of:=AVERAGE([.S15:.S18])" office:value-type="float" office:value="11991.25" calcext:value-type="float">
            <text:p>11991,25</text:p>
          </table:table-cell>
          <table:table-cell table:style-name="ce23" table:formula="of:=AVERAGE([.T15:.T18])" office:value-type="float" office:value="14056.75" calcext:value-type="float">
            <text:p>14056,75</text:p>
          </table:table-cell>
          <table:table-cell table:style-name="ce54" table:number-columns-repeated="1004"/>
        </table:table-row>
        <table:table-row table:style-name="ro3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3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21:.C24])" office:value-type="float" office:value="17.379" calcext:value-type="float">
            <text:p>17,379</text:p>
          </table:table-cell>
          <table:table-cell table:style-name="ce23" table:formula="of:=AVERAGE([.D21:.D24])" office:value-type="float" office:value="1693.5" calcext:value-type="float">
            <text:p>1693,5</text:p>
          </table:table-cell>
          <table:table-cell table:style-name="ce23" table:formula="of:=AVERAGE([.E21:.E24])" office:value-type="float" office:value="2860294" calcext:value-type="float">
            <text:p>2860294</text:p>
          </table:table-cell>
          <table:table-cell table:style-name="ce23" table:formula="of:=AVERAGE([.F21:.F24])" office:value-type="float" office:value="2220107" calcext:value-type="float">
            <text:p>2220107</text:p>
          </table:table-cell>
          <table:table-cell table:style-name="ce23" table:formula="of:=AVERAGE([.G21:.G24])" office:value-type="float" office:value="232.75" calcext:value-type="float">
            <text:p>232,75</text:p>
          </table:table-cell>
          <table:table-cell table:style-name="ce23" table:formula="of:=AVERAGE([.H21:.H24])" office:value-type="float" office:value="6417.5" calcext:value-type="float">
            <text:p>6417,5</text:p>
          </table:table-cell>
          <table:table-cell table:style-name="ce23" table:formula="of:=AVERAGE([.I21:.I24])" office:value-type="float" office:value="3.75" calcext:value-type="float">
            <text:p>3,75</text:p>
          </table:table-cell>
          <table:table-cell table:style-name="ce23" table:formula="of:=AVERAGE([.J21:.J24])" office:value-type="float" office:value="161.3475" calcext:value-type="float">
            <text:p>161,3475</text:p>
          </table:table-cell>
          <table:table-cell table:style-name="ce23" table:formula="of:=AVERAGE([.K21:.K24])" office:value-type="string" office:string-value="" calcext:value-type="error">
            <text:p>#DIV/0!</text:p>
          </table:table-cell>
          <table:table-cell table:style-name="ce23" table:formula="of:=AVERAGE([.L21:.L24])" office:value-type="float" office:value="249.5" calcext:value-type="float">
            <text:p>249,5</text:p>
          </table:table-cell>
          <table:table-cell table:style-name="ce23" table:formula="of:=AVERAGE([.M21:.M24])" office:value-type="float" office:value="1176.25" calcext:value-type="float">
            <text:p>1176,25</text:p>
          </table:table-cell>
          <table:table-cell table:style-name="ce23" table:formula="of:=AVERAGE([.N21:.N24])" office:value-type="float" office:value="1782" calcext:value-type="float">
            <text:p>1782</text:p>
          </table:table-cell>
          <table:table-cell table:style-name="ce23" table:formula="of:=AVERAGE([.O21:.O24])" office:value-type="float" office:value="3113.5" calcext:value-type="float">
            <text:p>3113,5</text:p>
          </table:table-cell>
          <table:table-cell table:style-name="ce23" table:formula="of:=AVERAGE([.P21:.P24])" office:value-type="float" office:value="5405" calcext:value-type="float">
            <text:p>5405</text:p>
          </table:table-cell>
          <table:table-cell table:style-name="ce23" table:formula="of:=AVERAGE([.Q21:.Q24])" office:value-type="float" office:value="7400" calcext:value-type="float">
            <text:p>7400</text:p>
          </table:table-cell>
          <table:table-cell table:style-name="ce23" table:formula="of:=AVERAGE([.R21:.R24])" office:value-type="float" office:value="10868" calcext:value-type="float">
            <text:p>10868</text:p>
          </table:table-cell>
          <table:table-cell table:style-name="ce23" table:formula="of:=AVERAGE([.S21:.S24])" office:value-type="float" office:value="14401.25" calcext:value-type="float">
            <text:p>14401,25</text:p>
          </table:table-cell>
          <table:table-cell table:style-name="ce23" table:formula="of:=AVERAGE([.T21:.T24])" office:value-type="float" office:value="17369.5" calcext:value-type="float">
            <text:p>17369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7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27:.C30])" office:value-type="float" office:value="22.9405" calcext:value-type="float">
            <text:p>22,9405</text:p>
          </table:table-cell>
          <table:table-cell table:style-name="ce23" table:formula="of:=AVERAGE([.D27:.D30])" office:value-type="float" office:value="4055.75" calcext:value-type="float">
            <text:p>4055,75</text:p>
          </table:table-cell>
          <table:table-cell table:style-name="ce23" table:formula="of:=AVERAGE([.E27:.E30])" office:value-type="float" office:value="3373625.75" calcext:value-type="float">
            <text:p>3373625,75</text:p>
          </table:table-cell>
          <table:table-cell table:style-name="ce23" table:formula="of:=AVERAGE([.F27:.F30])" office:value-type="float" office:value="2574071.5" calcext:value-type="float">
            <text:p>2574071,5</text:p>
          </table:table-cell>
          <table:table-cell table:style-name="ce23" table:formula="of:=AVERAGE([.G27:.G30])" office:value-type="float" office:value="226.5" calcext:value-type="float">
            <text:p>226,5</text:p>
          </table:table-cell>
          <table:table-cell table:style-name="ce23" table:formula="of:=AVERAGE([.H27:.H30])" office:value-type="float" office:value="9464.5" calcext:value-type="float">
            <text:p>9464,5</text:p>
          </table:table-cell>
          <table:table-cell table:style-name="ce23" table:formula="of:=AVERAGE([.I27:.I30])" office:value-type="float" office:value="4" calcext:value-type="float">
            <text:p>4</text:p>
          </table:table-cell>
          <table:table-cell table:style-name="ce23" table:formula="of:=AVERAGE([.J27:.J30])" office:value-type="float" office:value="146.76" calcext:value-type="float">
            <text:p>146,76</text:p>
          </table:table-cell>
          <table:table-cell table:style-name="ce23" table:formula="of:=AVERAGE([.K27:.K30])" office:value-type="string" office:string-value="" calcext:value-type="error">
            <text:p>#DIV/0!</text:p>
          </table:table-cell>
          <table:table-cell table:style-name="ce23" table:formula="of:=AVERAGE([.L27:.L30])" office:value-type="float" office:value="276.75" calcext:value-type="float">
            <text:p>276,75</text:p>
          </table:table-cell>
          <table:table-cell table:style-name="ce23" table:formula="of:=AVERAGE([.M27:.M30])" office:value-type="float" office:value="741.5" calcext:value-type="float">
            <text:p>741,5</text:p>
          </table:table-cell>
          <table:table-cell table:style-name="ce23" table:formula="of:=AVERAGE([.N27:.N30])" office:value-type="float" office:value="4032" calcext:value-type="float">
            <text:p>4032</text:p>
          </table:table-cell>
          <table:table-cell table:style-name="ce23" table:formula="of:=AVERAGE([.O27:.O30])" office:value-type="float" office:value="4489" calcext:value-type="float">
            <text:p>4489</text:p>
          </table:table-cell>
          <table:table-cell table:style-name="ce23" table:formula="of:=AVERAGE([.P27:.P30])" office:value-type="float" office:value="6077.25" calcext:value-type="float">
            <text:p>6077,25</text:p>
          </table:table-cell>
          <table:table-cell table:style-name="ce23" table:formula="of:=AVERAGE([.Q27:.Q30])" office:value-type="float" office:value="10691.75" calcext:value-type="float">
            <text:p>10691,75</text:p>
          </table:table-cell>
          <table:table-cell table:style-name="ce23" table:formula="of:=AVERAGE([.R27:.R30])" office:value-type="float" office:value="15441.75" calcext:value-type="float">
            <text:p>15441,75</text:p>
          </table:table-cell>
          <table:table-cell table:style-name="ce23" table:formula="of:=AVERAGE([.S27:.S30])" office:value-type="float" office:value="20683.5" calcext:value-type="float">
            <text:p>20683,5</text:p>
          </table:table-cell>
          <table:table-cell table:style-name="ce23" table:formula="of:=AVERAGE([.T27:.T30])" office:value-type="float" office:value="22910.75" calcext:value-type="float">
            <text:p>22910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3:.C36])" office:value-type="float" office:value="20.21225" calcext:value-type="float">
            <text:p>20,21225</text:p>
          </table:table-cell>
          <table:table-cell table:style-name="ce23" table:formula="of:=AVERAGE([.D33:.D36])" office:value-type="float" office:value="4237.75" calcext:value-type="float">
            <text:p>4237,75</text:p>
          </table:table-cell>
          <table:table-cell table:style-name="ce23" table:formula="of:=AVERAGE([.E33:.E36])" office:value-type="float" office:value="3423615.25" calcext:value-type="float">
            <text:p>3423615,25</text:p>
          </table:table-cell>
          <table:table-cell table:style-name="ce23" table:formula="of:=AVERAGE([.F33:.F36])" office:value-type="float" office:value="2531241.5" calcext:value-type="float">
            <text:p>2531241,5</text:p>
          </table:table-cell>
          <table:table-cell table:style-name="ce23" table:formula="of:=AVERAGE([.G33:.G36])" office:value-type="float" office:value="301.5" calcext:value-type="float">
            <text:p>301,5</text:p>
          </table:table-cell>
          <table:table-cell table:style-name="ce23" table:formula="of:=AVERAGE([.H33:.H36])" office:value-type="float" office:value="7244.5" calcext:value-type="float">
            <text:p>7244,5</text:p>
          </table:table-cell>
          <table:table-cell table:style-name="ce23" table:formula="of:=AVERAGE([.I33:.I36])" office:value-type="float" office:value="2.75" calcext:value-type="float">
            <text:p>2,75</text:p>
          </table:table-cell>
          <table:table-cell table:style-name="ce23" table:formula="of:=AVERAGE([.J33:.J36])" office:value-type="float" office:value="166.51" calcext:value-type="float">
            <text:p>166,51</text:p>
          </table:table-cell>
          <table:table-cell table:style-name="ce23" table:formula="of:=AVERAGE([.K33:.K36])" office:value-type="string" office:string-value="" calcext:value-type="error">
            <text:p>#DIV/0!</text:p>
          </table:table-cell>
          <table:table-cell table:style-name="ce23" table:formula="of:=AVERAGE([.L33:.L36])" office:value-type="float" office:value="240" calcext:value-type="float">
            <text:p>240</text:p>
          </table:table-cell>
          <table:table-cell table:style-name="ce23" table:formula="of:=AVERAGE([.M33:.M36])" office:value-type="float" office:value="327.5" calcext:value-type="float">
            <text:p>327,5</text:p>
          </table:table-cell>
          <table:table-cell table:style-name="ce23" table:formula="of:=AVERAGE([.N33:.N36])" office:value-type="float" office:value="1991.5" calcext:value-type="float">
            <text:p>1991,5</text:p>
          </table:table-cell>
          <table:table-cell table:style-name="ce23" table:formula="of:=AVERAGE([.O33:.O36])" office:value-type="float" office:value="2935.25" calcext:value-type="float">
            <text:p>2935,25</text:p>
          </table:table-cell>
          <table:table-cell table:style-name="ce23" table:formula="of:=AVERAGE([.P33:.P36])" office:value-type="float" office:value="6145.25" calcext:value-type="float">
            <text:p>6145,25</text:p>
          </table:table-cell>
          <table:table-cell table:style-name="ce23" table:formula="of:=AVERAGE([.Q33:.Q36])" office:value-type="float" office:value="9788" calcext:value-type="float">
            <text:p>9788</text:p>
          </table:table-cell>
          <table:table-cell table:style-name="ce23" table:formula="of:=AVERAGE([.R33:.R36])" office:value-type="float" office:value="12606" calcext:value-type="float">
            <text:p>12606</text:p>
          </table:table-cell>
          <table:table-cell table:style-name="ce23" table:formula="of:=AVERAGE([.S33:.S36])" office:value-type="float" office:value="14483.5" calcext:value-type="float">
            <text:p>14483,5</text:p>
          </table:table-cell>
          <table:table-cell table:style-name="ce23" table:formula="of:=AVERAGE([.T33:.T36])" office:value-type="float" office:value="20198.25" calcext:value-type="float">
            <text:p>201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9:.C42])" office:value-type="float" office:value="25.5605" calcext:value-type="float">
            <text:p>25,5605</text:p>
          </table:table-cell>
          <table:table-cell table:style-name="ce23" table:formula="of:=AVERAGE([.D39:.D42])" office:value-type="float" office:value="6283.5" calcext:value-type="float">
            <text:p>6283,5</text:p>
          </table:table-cell>
          <table:table-cell table:style-name="ce23" table:formula="of:=AVERAGE([.E39:.E42])" office:value-type="float" office:value="4004255.25" calcext:value-type="float">
            <text:p>4004255,25</text:p>
          </table:table-cell>
          <table:table-cell table:style-name="ce23" table:formula="of:=AVERAGE([.F39:.F42])" office:value-type="float" office:value="2946471.75" calcext:value-type="float">
            <text:p>2946471,75</text:p>
          </table:table-cell>
          <table:table-cell table:style-name="ce23" table:formula="of:=AVERAGE([.G39:.G42])" office:value-type="float" office:value="277.75" calcext:value-type="float">
            <text:p>277,75</text:p>
          </table:table-cell>
          <table:table-cell table:style-name="ce23" table:formula="of:=AVERAGE([.H39:.H42])" office:value-type="float" office:value="10353.5" calcext:value-type="float">
            <text:p>10353,5</text:p>
          </table:table-cell>
          <table:table-cell table:style-name="ce23" table:formula="of:=AVERAGE([.I39:.I42])" office:value-type="float" office:value="3.25" calcext:value-type="float">
            <text:p>3,25</text:p>
          </table:table-cell>
          <table:table-cell table:style-name="ce23" table:formula="of:=AVERAGE([.J39:.J42])" office:value-type="float" office:value="154.94" calcext:value-type="float">
            <text:p>154,94</text:p>
          </table:table-cell>
          <table:table-cell table:style-name="ce23" table:formula="of:=AVERAGE([.K39:.K42])" office:value-type="string" office:string-value="" calcext:value-type="error">
            <text:p>#DIV/0!</text:p>
          </table:table-cell>
          <table:table-cell table:style-name="ce23" table:formula="of:=AVERAGE([.L39:.L42])" office:value-type="float" office:value="218" calcext:value-type="float">
            <text:p>218</text:p>
          </table:table-cell>
          <table:table-cell table:style-name="ce23" table:formula="of:=AVERAGE([.M39:.M42])" office:value-type="float" office:value="1204" calcext:value-type="float">
            <text:p>1204</text:p>
          </table:table-cell>
          <table:table-cell table:style-name="ce23" table:formula="of:=AVERAGE([.N39:.N42])" office:value-type="float" office:value="4232" calcext:value-type="float">
            <text:p>4232</text:p>
          </table:table-cell>
          <table:table-cell table:style-name="ce23" table:formula="of:=AVERAGE([.O39:.O42])" office:value-type="float" office:value="4878.25" calcext:value-type="float">
            <text:p>4878,25</text:p>
          </table:table-cell>
          <table:table-cell table:style-name="ce23" table:formula="of:=AVERAGE([.P39:.P42])" office:value-type="float" office:value="8476.75" calcext:value-type="float">
            <text:p>8476,75</text:p>
          </table:table-cell>
          <table:table-cell table:style-name="ce23" table:formula="of:=AVERAGE([.Q39:.Q42])" office:value-type="float" office:value="11669.25" calcext:value-type="float">
            <text:p>11669,25</text:p>
          </table:table-cell>
          <table:table-cell table:style-name="ce23" table:formula="of:=AVERAGE([.R39:.R42])" office:value-type="float" office:value="15936" calcext:value-type="float">
            <text:p>15936</text:p>
          </table:table-cell>
          <table:table-cell table:style-name="ce23" table:formula="of:=AVERAGE([.S39:.S42])" office:value-type="float" office:value="20310" calcext:value-type="float">
            <text:p>20310</text:p>
          </table:table-cell>
          <table:table-cell table:style-name="ce23" table:formula="of:=AVERAGE([.T39:.T42])" office:value-type="float" office:value="25547" calcext:value-type="float">
            <text:p>25547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7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45:.C48])" office:value-type="float" office:value="26.06925" calcext:value-type="float">
            <text:p>26,06925</text:p>
          </table:table-cell>
          <table:table-cell table:style-name="ce23" table:formula="of:=AVERAGE([.D45:.D48])" office:value-type="float" office:value="4048.75" calcext:value-type="float">
            <text:p>4048,75</text:p>
          </table:table-cell>
          <table:table-cell table:style-name="ce23" table:formula="of:=AVERAGE([.E45:.E48])" office:value-type="float" office:value="4405341.75" calcext:value-type="float">
            <text:p>4405341,75</text:p>
          </table:table-cell>
          <table:table-cell table:style-name="ce23" table:formula="of:=AVERAGE([.F45:.F48])" office:value-type="float" office:value="3210280.5" calcext:value-type="float">
            <text:p>3210280,5</text:p>
          </table:table-cell>
          <table:table-cell table:style-name="ce23" table:formula="of:=AVERAGE([.G45:.G48])" office:value-type="float" office:value="309.75" calcext:value-type="float">
            <text:p>309,75</text:p>
          </table:table-cell>
          <table:table-cell table:style-name="ce23" table:formula="of:=AVERAGE([.H45:.H48])" office:value-type="float" office:value="10477" calcext:value-type="float">
            <text:p>10477</text:p>
          </table:table-cell>
          <table:table-cell table:style-name="ce23" table:formula="of:=AVERAGE([.I45:.I48])" office:value-type="float" office:value="3.25" calcext:value-type="float">
            <text:p>3,25</text:p>
          </table:table-cell>
          <table:table-cell table:style-name="ce23" table:formula="of:=AVERAGE([.J45:.J48])" office:value-type="float" office:value="166.45" calcext:value-type="float">
            <text:p>166,45</text:p>
          </table:table-cell>
          <table:table-cell table:style-name="ce23" table:formula="of:=AVERAGE([.K45:.K48])" office:value-type="string" office:string-value="" calcext:value-type="error">
            <text:p>#DIV/0!</text:p>
          </table:table-cell>
          <table:table-cell table:style-name="ce23" table:formula="of:=AVERAGE([.L45:.L48])" office:value-type="float" office:value="219.25" calcext:value-type="float">
            <text:p>219,25</text:p>
          </table:table-cell>
          <table:table-cell table:style-name="ce23" table:formula="of:=AVERAGE([.M45:.M48])" office:value-type="float" office:value="304.25" calcext:value-type="float">
            <text:p>304,25</text:p>
          </table:table-cell>
          <table:table-cell table:style-name="ce23" table:formula="of:=AVERAGE([.N45:.N48])" office:value-type="float" office:value="1175.5" calcext:value-type="float">
            <text:p>1175,5</text:p>
          </table:table-cell>
          <table:table-cell table:style-name="ce23" table:formula="of:=AVERAGE([.O45:.O48])" office:value-type="float" office:value="3160.25" calcext:value-type="float">
            <text:p>3160,25</text:p>
          </table:table-cell>
          <table:table-cell table:style-name="ce23" table:formula="of:=AVERAGE([.P45:.P48])" office:value-type="float" office:value="9653.5" calcext:value-type="float">
            <text:p>9653,5</text:p>
          </table:table-cell>
          <table:table-cell table:style-name="ce23" table:formula="of:=AVERAGE([.Q45:.Q48])" office:value-type="float" office:value="15042.25" calcext:value-type="float">
            <text:p>15042,25</text:p>
          </table:table-cell>
          <table:table-cell table:style-name="ce23" table:formula="of:=AVERAGE([.R45:.R48])" office:value-type="float" office:value="16776.25" calcext:value-type="float">
            <text:p>16776,25</text:p>
          </table:table-cell>
          <table:table-cell table:style-name="ce23" table:formula="of:=AVERAGE([.S45:.S48])" office:value-type="float" office:value="19557.5" calcext:value-type="float">
            <text:p>19557,5</text:p>
          </table:table-cell>
          <table:table-cell table:style-name="ce23" table:formula="of:=AVERAGE([.T45:.T48])" office:value-type="float" office:value="25800.5" calcext:value-type="float">
            <text:p>2580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8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1:.C54])" office:value-type="float" office:value="27.624" calcext:value-type="float">
            <text:p>27,624</text:p>
          </table:table-cell>
          <table:table-cell table:style-name="ce23" table:formula="of:=AVERAGE([.D51:.D54])" office:value-type="float" office:value="4499.5" calcext:value-type="float">
            <text:p>4499,5</text:p>
          </table:table-cell>
          <table:table-cell table:style-name="ce23" table:formula="of:=AVERAGE([.E51:.E54])" office:value-type="float" office:value="4699206" calcext:value-type="float">
            <text:p>4699206</text:p>
          </table:table-cell>
          <table:table-cell table:style-name="ce23" table:formula="of:=AVERAGE([.F51:.F54])" office:value-type="float" office:value="3368625.75" calcext:value-type="float">
            <text:p>3368625,75</text:p>
          </table:table-cell>
          <table:table-cell table:style-name="ce23" table:formula="of:=AVERAGE([.G51:.G54])" office:value-type="float" office:value="327" calcext:value-type="float">
            <text:p>327</text:p>
          </table:table-cell>
          <table:table-cell table:style-name="ce23" table:formula="of:=AVERAGE([.H51:.H54])" office:value-type="float" office:value="10464.25" calcext:value-type="float">
            <text:p>10464,25</text:p>
          </table:table-cell>
          <table:table-cell table:style-name="ce23" table:formula="of:=AVERAGE([.I51:.I54])" office:value-type="float" office:value="3" calcext:value-type="float">
            <text:p>3</text:p>
          </table:table-cell>
          <table:table-cell table:style-name="ce23" table:formula="of:=AVERAGE([.J51:.J54])" office:value-type="float" office:value="166.705" calcext:value-type="float">
            <text:p>166,705</text:p>
          </table:table-cell>
          <table:table-cell table:style-name="ce23" table:formula="of:=AVERAGE([.K51:.K54])" office:value-type="string" office:string-value="" calcext:value-type="error">
            <text:p>#DIV/0!</text:p>
          </table:table-cell>
          <table:table-cell table:style-name="ce23" table:formula="of:=AVERAGE([.L51:.L54])" office:value-type="float" office:value="272.5" calcext:value-type="float">
            <text:p>272,5</text:p>
          </table:table-cell>
          <table:table-cell table:style-name="ce23" table:formula="of:=AVERAGE([.M51:.M54])" office:value-type="float" office:value="370.5" calcext:value-type="float">
            <text:p>370,5</text:p>
          </table:table-cell>
          <table:table-cell table:style-name="ce23" table:formula="of:=AVERAGE([.N51:.N54])" office:value-type="float" office:value="2305" calcext:value-type="float">
            <text:p>2305</text:p>
          </table:table-cell>
          <table:table-cell table:style-name="ce23" table:formula="of:=AVERAGE([.O51:.O54])" office:value-type="float" office:value="5677.75" calcext:value-type="float">
            <text:p>5677,75</text:p>
          </table:table-cell>
          <table:table-cell table:style-name="ce23" table:formula="of:=AVERAGE([.P51:.P54])" office:value-type="float" office:value="9649" calcext:value-type="float">
            <text:p>9649</text:p>
          </table:table-cell>
          <table:table-cell table:style-name="ce23" table:formula="of:=AVERAGE([.Q51:.Q54])" office:value-type="float" office:value="15138.25" calcext:value-type="float">
            <text:p>15138,25</text:p>
          </table:table-cell>
          <table:table-cell table:style-name="ce23" table:formula="of:=AVERAGE([.R51:.R54])" office:value-type="float" office:value="16052.75" calcext:value-type="float">
            <text:p>16052,75</text:p>
          </table:table-cell>
          <table:table-cell table:style-name="ce23" table:formula="of:=AVERAGE([.S51:.S54])" office:value-type="float" office:value="17425.75" calcext:value-type="float">
            <text:p>17425,75</text:p>
          </table:table-cell>
          <table:table-cell table:style-name="ce23" table:formula="of:=AVERAGE([.T51:.T54])" office:value-type="float" office:value="27590.5" calcext:value-type="float">
            <text:p>2759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8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8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8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8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7:.C60])" office:value-type="float" office:value="41.4005" calcext:value-type="float">
            <text:p>41,4005</text:p>
          </table:table-cell>
          <table:table-cell table:style-name="ce23" table:formula="of:=AVERAGE([.D57:.D60])" office:value-type="float" office:value="5520.5" calcext:value-type="float">
            <text:p>5520,5</text:p>
          </table:table-cell>
          <table:table-cell table:style-name="ce23" table:formula="of:=AVERAGE([.E57:.E60])" office:value-type="float" office:value="5172676.5" calcext:value-type="float">
            <text:p>5172676,5</text:p>
          </table:table-cell>
          <table:table-cell table:style-name="ce23" table:formula="of:=AVERAGE([.F57:.F60])" office:value-type="float" office:value="3715005.75" calcext:value-type="float">
            <text:p>3715005,75</text:p>
          </table:table-cell>
          <table:table-cell table:style-name="ce23" table:formula="of:=AVERAGE([.G57:.G60])" office:value-type="float" office:value="291.25" calcext:value-type="float">
            <text:p>291,25</text:p>
          </table:table-cell>
          <table:table-cell table:style-name="ce23" table:formula="of:=AVERAGE([.H57:.H60])" office:value-type="float" office:value="12147.5" calcext:value-type="float">
            <text:p>12147,5</text:p>
          </table:table-cell>
          <table:table-cell table:style-name="ce23" table:formula="of:=AVERAGE([.I57:.I60])" office:value-type="float" office:value="4" calcext:value-type="float">
            <text:p>4</text:p>
          </table:table-cell>
          <table:table-cell table:style-name="ce23" table:formula="of:=AVERAGE([.J57:.J60])" office:value-type="float" office:value="146.9825" calcext:value-type="float">
            <text:p>146,9825</text:p>
          </table:table-cell>
          <table:table-cell table:style-name="ce23" table:formula="of:=AVERAGE([.K57:.K60])" office:value-type="string" office:string-value="" calcext:value-type="error">
            <text:p>#DIV/0!</text:p>
          </table:table-cell>
          <table:table-cell table:style-name="ce23" table:formula="of:=AVERAGE([.L57:.L60])" office:value-type="float" office:value="242.5" calcext:value-type="float">
            <text:p>242,5</text:p>
          </table:table-cell>
          <table:table-cell table:style-name="ce23" table:formula="of:=AVERAGE([.M57:.M60])" office:value-type="float" office:value="538.5" calcext:value-type="float">
            <text:p>538,5</text:p>
          </table:table-cell>
          <table:table-cell table:style-name="ce23" table:formula="of:=AVERAGE([.N57:.N60])" office:value-type="float" office:value="3758.75" calcext:value-type="float">
            <text:p>3758,75</text:p>
          </table:table-cell>
          <table:table-cell table:style-name="ce23" table:formula="of:=AVERAGE([.O57:.O60])" office:value-type="float" office:value="4791.25" calcext:value-type="float">
            <text:p>4791,25</text:p>
          </table:table-cell>
          <table:table-cell table:style-name="ce23" table:formula="of:=AVERAGE([.P57:.P60])" office:value-type="float" office:value="11609" calcext:value-type="float">
            <text:p>11609</text:p>
          </table:table-cell>
          <table:table-cell table:style-name="ce23" table:formula="of:=AVERAGE([.Q57:.Q60])" office:value-type="float" office:value="16185.25" calcext:value-type="float">
            <text:p>16185,25</text:p>
          </table:table-cell>
          <table:table-cell table:style-name="ce23" table:formula="of:=AVERAGE([.R57:.R60])" office:value-type="float" office:value="20128" calcext:value-type="float">
            <text:p>20128</text:p>
          </table:table-cell>
          <table:table-cell table:style-name="ce23" table:formula="of:=AVERAGE([.S57:.S60])" office:value-type="float" office:value="21968.5" calcext:value-type="float">
            <text:p>21968,5</text:p>
          </table:table-cell>
          <table:table-cell table:style-name="ce23" table:formula="of:=AVERAGE([.T57:.T60])" office:value-type="float" office:value="37498.25" calcext:value-type="float">
            <text:p>374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8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3:.C66])" office:value-type="float" office:value="33.9115" calcext:value-type="float">
            <text:p>33,9115</text:p>
          </table:table-cell>
          <table:table-cell table:style-name="ce23" table:formula="of:=AVERAGE([.D63:.D66])" office:value-type="float" office:value="8218.5" calcext:value-type="float">
            <text:p>8218,5</text:p>
          </table:table-cell>
          <table:table-cell table:style-name="ce23" table:formula="of:=AVERAGE([.E63:.E66])" office:value-type="float" office:value="5654209.75" calcext:value-type="float">
            <text:p>5654209,75</text:p>
          </table:table-cell>
          <table:table-cell table:style-name="ce23" table:formula="of:=AVERAGE([.F63:.F66])" office:value-type="float" office:value="4094203.25" calcext:value-type="float">
            <text:p>4094203,25</text:p>
          </table:table-cell>
          <table:table-cell table:style-name="ce23" table:formula="of:=AVERAGE([.G63:.G66])" office:value-type="float" office:value="327.75" calcext:value-type="float">
            <text:p>327,75</text:p>
          </table:table-cell>
          <table:table-cell table:style-name="ce23" table:formula="of:=AVERAGE([.H63:.H66])" office:value-type="float" office:value="12994" calcext:value-type="float">
            <text:p>12994</text:p>
          </table:table-cell>
          <table:table-cell table:style-name="ce23" table:formula="of:=AVERAGE([.I63:.I66])" office:value-type="float" office:value="3" calcext:value-type="float">
            <text:p>3</text:p>
          </table:table-cell>
          <table:table-cell table:style-name="ce23" table:formula="of:=AVERAGE([.J63:.J66])" office:value-type="float" office:value="164.0925" calcext:value-type="float">
            <text:p>164,0925</text:p>
          </table:table-cell>
          <table:table-cell table:style-name="ce23" table:formula="of:=AVERAGE([.K63:.K66])" office:value-type="string" office:string-value="" calcext:value-type="error">
            <text:p>#DIV/0!</text:p>
          </table:table-cell>
          <table:table-cell table:style-name="ce23" table:formula="of:=AVERAGE([.L63:.L66])" office:value-type="float" office:value="275.25" calcext:value-type="float">
            <text:p>275,25</text:p>
          </table:table-cell>
          <table:table-cell table:style-name="ce23" table:formula="of:=AVERAGE([.M63:.M66])" office:value-type="float" office:value="791.75" calcext:value-type="float">
            <text:p>791,75</text:p>
          </table:table-cell>
          <table:table-cell table:style-name="ce23" table:formula="of:=AVERAGE([.N63:.N66])" office:value-type="float" office:value="6053" calcext:value-type="float">
            <text:p>6053</text:p>
          </table:table-cell>
          <table:table-cell table:style-name="ce23" table:formula="of:=AVERAGE([.O63:.O66])" office:value-type="float" office:value="9207.5" calcext:value-type="float">
            <text:p>9207,5</text:p>
          </table:table-cell>
          <table:table-cell table:style-name="ce23" table:formula="of:=AVERAGE([.P63:.P66])" office:value-type="float" office:value="16251.25" calcext:value-type="float">
            <text:p>16251,25</text:p>
          </table:table-cell>
          <table:table-cell table:style-name="ce23" table:formula="of:=AVERAGE([.Q63:.Q66])" office:value-type="float" office:value="20022.25" calcext:value-type="float">
            <text:p>20022,25</text:p>
          </table:table-cell>
          <table:table-cell table:style-name="ce23" table:formula="of:=AVERAGE([.R63:.R66])" office:value-type="float" office:value="25821.25" calcext:value-type="float">
            <text:p>25821,25</text:p>
          </table:table-cell>
          <table:table-cell table:style-name="ce23" table:formula="of:=AVERAGE([.S63:.S66])" office:value-type="float" office:value="27863" calcext:value-type="float">
            <text:p>27863</text:p>
          </table:table-cell>
          <table:table-cell table:style-name="ce23" table:formula="of:=AVERAGE([.T63:.T66])" office:value-type="float" office:value="33545.75" calcext:value-type="float">
            <text:p>33545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8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8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8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8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9:.C72])" office:value-type="float" office:value="47.2605" calcext:value-type="float">
            <text:p>47,2605</text:p>
          </table:table-cell>
          <table:table-cell table:style-name="ce23" table:formula="of:=AVERAGE([.D69:.D72])" office:value-type="float" office:value="8210.5" calcext:value-type="float">
            <text:p>8210,5</text:p>
          </table:table-cell>
          <table:table-cell table:style-name="ce23" table:formula="of:=AVERAGE([.E69:.E72])" office:value-type="float" office:value="5890674.25" calcext:value-type="float">
            <text:p>5890674,25</text:p>
          </table:table-cell>
          <table:table-cell table:style-name="ce23" table:formula="of:=AVERAGE([.F69:.F72])" office:value-type="float" office:value="4243685.75" calcext:value-type="float">
            <text:p>4243685,75</text:p>
          </table:table-cell>
          <table:table-cell table:style-name="ce23" table:formula="of:=AVERAGE([.G69:.G72])" office:value-type="float" office:value="275" calcext:value-type="float">
            <text:p>275</text:p>
          </table:table-cell>
          <table:table-cell table:style-name="ce23" table:formula="of:=AVERAGE([.H69:.H72])" office:value-type="float" office:value="14512.5" calcext:value-type="float">
            <text:p>14512,5</text:p>
          </table:table-cell>
          <table:table-cell table:style-name="ce23" table:formula="of:=AVERAGE([.I69:.I72])" office:value-type="float" office:value="4" calcext:value-type="float">
            <text:p>4</text:p>
          </table:table-cell>
          <table:table-cell table:style-name="ce23" table:formula="of:=AVERAGE([.J69:.J72])" office:value-type="float" office:value="135.5925" calcext:value-type="float">
            <text:p>135,5925</text:p>
          </table:table-cell>
          <table:table-cell table:style-name="ce23" table:formula="of:=AVERAGE([.K69:.K72])" office:value-type="string" office:string-value="" calcext:value-type="error">
            <text:p>#DIV/0!</text:p>
          </table:table-cell>
          <table:table-cell table:style-name="ce23" table:formula="of:=AVERAGE([.L69:.L72])" office:value-type="float" office:value="290" calcext:value-type="float">
            <text:p>290</text:p>
          </table:table-cell>
          <table:table-cell table:style-name="ce23" table:formula="of:=AVERAGE([.M69:.M72])" office:value-type="float" office:value="1364.25" calcext:value-type="float">
            <text:p>1364,25</text:p>
          </table:table-cell>
          <table:table-cell table:style-name="ce23" table:formula="of:=AVERAGE([.N69:.N72])" office:value-type="float" office:value="8075.5" calcext:value-type="float">
            <text:p>8075,5</text:p>
          </table:table-cell>
          <table:table-cell table:style-name="ce23" table:formula="of:=AVERAGE([.O69:.O72])" office:value-type="float" office:value="10382.5" calcext:value-type="float">
            <text:p>10382,5</text:p>
          </table:table-cell>
          <table:table-cell table:style-name="ce23" table:formula="of:=AVERAGE([.P69:.P72])" office:value-type="float" office:value="17544.25" calcext:value-type="float">
            <text:p>17544,25</text:p>
          </table:table-cell>
          <table:table-cell table:style-name="ce23" table:formula="of:=AVERAGE([.Q69:.Q72])" office:value-type="float" office:value="23383.5" calcext:value-type="float">
            <text:p>23383,5</text:p>
          </table:table-cell>
          <table:table-cell table:style-name="ce23" table:formula="of:=AVERAGE([.R69:.R72])" office:value-type="float" office:value="26496.75" calcext:value-type="float">
            <text:p>26496,75</text:p>
          </table:table-cell>
          <table:table-cell table:style-name="ce23" table:formula="of:=AVERAGE([.S69:.S72])" office:value-type="float" office:value="30348.25" calcext:value-type="float">
            <text:p>30348,25</text:p>
          </table:table-cell>
          <table:table-cell table:style-name="ce23" table:formula="of:=AVERAGE([.T69:.T72])" office:value-type="float" office:value="46148.25" calcext:value-type="float">
            <text:p>4614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49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8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8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0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8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75:.C78])" office:value-type="float" office:value="34.50375" calcext:value-type="float">
            <text:p>34,50375</text:p>
          </table:table-cell>
          <table:table-cell table:style-name="ce23" table:formula="of:=AVERAGE([.D75:.D78])" office:value-type="float" office:value="10235.75" calcext:value-type="float">
            <text:p>10235,75</text:p>
          </table:table-cell>
          <table:table-cell table:style-name="ce23" table:formula="of:=AVERAGE([.E75:.E78])" office:value-type="float" office:value="6176806" calcext:value-type="float">
            <text:p>6176806</text:p>
          </table:table-cell>
          <table:table-cell table:style-name="ce23" table:formula="of:=AVERAGE([.F75:.F78])" office:value-type="float" office:value="4340245.25" calcext:value-type="float">
            <text:p>4340245,25</text:p>
          </table:table-cell>
          <table:table-cell table:style-name="ce23" table:formula="of:=AVERAGE([.G75:.G78])" office:value-type="float" office:value="380" calcext:value-type="float">
            <text:p>380</text:p>
          </table:table-cell>
          <table:table-cell table:style-name="ce23" table:formula="of:=AVERAGE([.H75:.H78])" office:value-type="float" office:value="13114.5" calcext:value-type="float">
            <text:p>13114,5</text:p>
          </table:table-cell>
          <table:table-cell table:style-name="ce23" table:formula="of:=AVERAGE([.I75:.I78])" office:value-type="float" office:value="3" calcext:value-type="float">
            <text:p>3</text:p>
          </table:table-cell>
          <table:table-cell table:style-name="ce23" table:formula="of:=AVERAGE([.J75:.J78])" office:value-type="float" office:value="176.2175" calcext:value-type="float">
            <text:p>176,2175</text:p>
          </table:table-cell>
          <table:table-cell table:style-name="ce23" table:formula="of:=AVERAGE([.K75:.K78])" office:value-type="string" office:string-value="" calcext:value-type="error">
            <text:p>#DIV/0!</text:p>
          </table:table-cell>
          <table:table-cell table:style-name="ce23" table:formula="of:=AVERAGE([.L75:.L78])" office:value-type="float" office:value="241.75" calcext:value-type="float">
            <text:p>241,75</text:p>
          </table:table-cell>
          <table:table-cell table:style-name="ce23" table:formula="of:=AVERAGE([.M75:.M78])" office:value-type="float" office:value="2148.5" calcext:value-type="float">
            <text:p>2148,5</text:p>
          </table:table-cell>
          <table:table-cell table:style-name="ce23" table:formula="of:=AVERAGE([.N75:.N78])" office:value-type="float" office:value="4563" calcext:value-type="float">
            <text:p>4563</text:p>
          </table:table-cell>
          <table:table-cell table:style-name="ce23" table:formula="of:=AVERAGE([.O75:.O78])" office:value-type="float" office:value="8131.5" calcext:value-type="float">
            <text:p>8131,5</text:p>
          </table:table-cell>
          <table:table-cell table:style-name="ce23" table:formula="of:=AVERAGE([.P75:.P78])" office:value-type="float" office:value="16242.75" calcext:value-type="float">
            <text:p>16242,75</text:p>
          </table:table-cell>
          <table:table-cell table:style-name="ce23" table:formula="of:=AVERAGE([.Q75:.Q78])" office:value-type="float" office:value="21330.25" calcext:value-type="float">
            <text:p>21330,25</text:p>
          </table:table-cell>
          <table:table-cell table:style-name="ce23" table:formula="of:=AVERAGE([.R75:.R78])" office:value-type="float" office:value="28594.75" calcext:value-type="float">
            <text:p>28594,75</text:p>
          </table:table-cell>
          <table:table-cell table:style-name="ce23" table:formula="of:=AVERAGE([.S75:.S78])" office:value-type="float" office:value="32051.5" calcext:value-type="float">
            <text:p>32051,5</text:p>
          </table:table-cell>
          <table:table-cell table:style-name="ce23" table:formula="of:=AVERAGE([.T75:.T78])" office:value-type="float" office:value="34444.5" calcext:value-type="float">
            <text:p>34444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49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8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8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8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1:.C84])" office:value-type="float" office:value="52.20425" calcext:value-type="float">
            <text:p>52,20425</text:p>
          </table:table-cell>
          <table:table-cell table:style-name="ce23" table:formula="of:=AVERAGE([.D81:.D84])" office:value-type="float" office:value="8877.75" calcext:value-type="float">
            <text:p>8877,75</text:p>
          </table:table-cell>
          <table:table-cell table:style-name="ce23" table:formula="of:=AVERAGE([.E81:.E84])" office:value-type="float" office:value="7064227.75" calcext:value-type="float">
            <text:p>7064227,75</text:p>
          </table:table-cell>
          <table:table-cell table:style-name="ce23" table:formula="of:=AVERAGE([.F81:.F84])" office:value-type="float" office:value="5108599" calcext:value-type="float">
            <text:p>5108599</text:p>
          </table:table-cell>
          <table:table-cell table:style-name="ce23" table:formula="of:=AVERAGE([.G81:.G84])" office:value-type="float" office:value="290.5" calcext:value-type="float">
            <text:p>290,5</text:p>
          </table:table-cell>
          <table:table-cell table:style-name="ce23" table:formula="of:=AVERAGE([.H81:.H84])" office:value-type="float" office:value="17776.75" calcext:value-type="float">
            <text:p>17776,75</text:p>
          </table:table-cell>
          <table:table-cell table:style-name="ce23" table:formula="of:=AVERAGE([.I81:.I84])" office:value-type="float" office:value="3.75" calcext:value-type="float">
            <text:p>3,75</text:p>
          </table:table-cell>
          <table:table-cell table:style-name="ce23" table:formula="of:=AVERAGE([.J81:.J84])" office:value-type="float" office:value="142.955" calcext:value-type="float">
            <text:p>142,955</text:p>
          </table:table-cell>
          <table:table-cell table:style-name="ce23" table:formula="of:=AVERAGE([.K81:.K84])" office:value-type="string" office:string-value="" calcext:value-type="error">
            <text:p>#DIV/0!</text:p>
          </table:table-cell>
          <table:table-cell table:style-name="ce23" table:formula="of:=AVERAGE([.L81:.L84])" office:value-type="float" office:value="290.5" calcext:value-type="float">
            <text:p>290,5</text:p>
          </table:table-cell>
          <table:table-cell table:style-name="ce23" table:formula="of:=AVERAGE([.M81:.M84])" office:value-type="float" office:value="3326.5" calcext:value-type="float">
            <text:p>3326,5</text:p>
          </table:table-cell>
          <table:table-cell table:style-name="ce23" table:formula="of:=AVERAGE([.N81:.N84])" office:value-type="float" office:value="6420.25" calcext:value-type="float">
            <text:p>6420,25</text:p>
          </table:table-cell>
          <table:table-cell table:style-name="ce23" table:formula="of:=AVERAGE([.O81:.O84])" office:value-type="float" office:value="8989.75" calcext:value-type="float">
            <text:p>8989,75</text:p>
          </table:table-cell>
          <table:table-cell table:style-name="ce23" table:formula="of:=AVERAGE([.P81:.P84])" office:value-type="float" office:value="15352.5" calcext:value-type="float">
            <text:p>15352,5</text:p>
          </table:table-cell>
          <table:table-cell table:style-name="ce23" table:formula="of:=AVERAGE([.Q81:.Q84])" office:value-type="float" office:value="26379" calcext:value-type="float">
            <text:p>26379</text:p>
          </table:table-cell>
          <table:table-cell table:style-name="ce23" table:formula="of:=AVERAGE([.R81:.R84])" office:value-type="float" office:value="32045.5" calcext:value-type="float">
            <text:p>32045,5</text:p>
          </table:table-cell>
          <table:table-cell table:style-name="ce23" table:formula="of:=AVERAGE([.S81:.S84])" office:value-type="float" office:value="35832.5" calcext:value-type="float">
            <text:p>35832,5</text:p>
          </table:table-cell>
          <table:table-cell table:style-name="ce23" table:formula="of:=AVERAGE([.T81:.T84])" office:value-type="float" office:value="50571.25" calcext:value-type="float">
            <text:p>50571,25</text:p>
          </table:table-cell>
          <table:table-cell table:style-name="ce54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2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2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2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3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7:.C90])" office:value-type="float" office:value="72.78175" calcext:value-type="float">
            <text:p>72,78175</text:p>
          </table:table-cell>
          <table:table-cell table:style-name="ce23" table:formula="of:=AVERAGE([.D87:.D90])" office:value-type="float" office:value="15178" calcext:value-type="float">
            <text:p>15178</text:p>
          </table:table-cell>
          <table:table-cell table:style-name="ce23" table:formula="of:=AVERAGE([.E87:.E90])" office:value-type="float" office:value="7325899" calcext:value-type="float">
            <text:p>7325899</text:p>
          </table:table-cell>
          <table:table-cell table:style-name="ce23" table:formula="of:=AVERAGE([.F87:.F90])" office:value-type="float" office:value="5215063.25" calcext:value-type="float">
            <text:p>5215063,25</text:p>
          </table:table-cell>
          <table:table-cell table:style-name="ce23" table:formula="of:=AVERAGE([.G87:.G90])" office:value-type="float" office:value="224.25" calcext:value-type="float">
            <text:p>224,25</text:p>
          </table:table-cell>
          <table:table-cell table:style-name="ce23" table:formula="of:=AVERAGE([.H87:.H90])" office:value-type="float" office:value="22910.75" calcext:value-type="float">
            <text:p>22910,75</text:p>
          </table:table-cell>
          <table:table-cell table:style-name="ce23" table:formula="of:=AVERAGE([.I87:.I90])" office:value-type="float" office:value="5" calcext:value-type="float">
            <text:p>5</text:p>
          </table:table-cell>
          <table:table-cell table:style-name="ce23" table:formula="of:=AVERAGE([.J87:.J90])" office:value-type="float" office:value="106.825" calcext:value-type="float">
            <text:p>106,825</text:p>
          </table:table-cell>
          <table:table-cell table:style-name="ce23" table:formula="of:=AVERAGE([.K87:.K90])" office:value-type="string" office:string-value="" calcext:value-type="error">
            <text:p>#DIV/0!</text:p>
          </table:table-cell>
          <table:table-cell table:style-name="ce23" table:formula="of:=AVERAGE([.L87:.L90])" office:value-type="float" office:value="262.75" calcext:value-type="float">
            <text:p>262,75</text:p>
          </table:table-cell>
          <table:table-cell table:style-name="ce23" table:formula="of:=AVERAGE([.M87:.M90])" office:value-type="float" office:value="377" calcext:value-type="float">
            <text:p>377</text:p>
          </table:table-cell>
          <table:table-cell table:style-name="ce23" table:formula="of:=AVERAGE([.N87:.N90])" office:value-type="float" office:value="3218.25" calcext:value-type="float">
            <text:p>3218,25</text:p>
          </table:table-cell>
          <table:table-cell table:style-name="ce23" table:formula="of:=AVERAGE([.O87:.O90])" office:value-type="float" office:value="6104" calcext:value-type="float">
            <text:p>6104</text:p>
          </table:table-cell>
          <table:table-cell table:style-name="ce23" table:formula="of:=AVERAGE([.P87:.P90])" office:value-type="float" office:value="19765.25" calcext:value-type="float">
            <text:p>19765,25</text:p>
          </table:table-cell>
          <table:table-cell table:style-name="ce23" table:formula="of:=AVERAGE([.Q87:.Q90])" office:value-type="float" office:value="26864" calcext:value-type="float">
            <text:p>26864</text:p>
          </table:table-cell>
          <table:table-cell table:style-name="ce23" table:formula="of:=AVERAGE([.R87:.R90])" office:value-type="float" office:value="32849.75" calcext:value-type="float">
            <text:p>32849,75</text:p>
          </table:table-cell>
          <table:table-cell table:style-name="ce23" table:formula="of:=AVERAGE([.S87:.S90])" office:value-type="float" office:value="35219.5" calcext:value-type="float">
            <text:p>35219,5</text:p>
          </table:table-cell>
          <table:table-cell table:style-name="ce23" table:formula="of:=AVERAGE([.T87:.T90])" office:value-type="float" office:value="56899.25" calcext:value-type="float">
            <text:p>56899,25</text:p>
          </table:table-cell>
          <table:table-cell table:style-name="ce54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4.641cm" svg:y="0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33.238cm" svg:y="10.379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8.249cm" svg:y="9.80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default-cell-style-name="ce55"/>
        <table:table-column table:style-name="co13" table:default-cell-style-name="ce56"/>
        <table:table-column table:style-name="co14" table:default-cell-style-name="ce56"/>
        <table:table-column table:style-name="co15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iferença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formula="of:=[.C23]/[.B23]" office:value-type="float" office:value="2.52249661272592" calcext:value-type="float">
            <text:p>2,5224966127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formula="of:=[.C24]/[.B24]" office:value-type="float" office:value="6.97168643850815" calcext:value-type="float">
            <text:p>6,971686438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formula="of:=[.C25]/[.B25]" office:value-type="float" office:value="7.44581460224951" calcext:value-type="float">
            <text:p>7,4458146022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formula="of:=[.C26]/[.B26]" office:value-type="float" office:value="7.28820703147477" calcext:value-type="float">
            <text:p>7,288207031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formula="of:=[.C27]/[.B27]" office:value-type="float" office:value="7.34745319413265" calcext:value-type="float">
            <text:p>7,3474531941</text:p>
          </table:table-cell>
          <table:table-cell table:formula="of:=AVERAGE([.D23:.D27])" office:value-type="float" office:value="6.3151315758182" calcext:value-type="float">
            <text:p>6,315131575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formula="of:=[.C28]/[.B28]" office:value-type="float" office:value="8.44988806293213" calcext:value-type="float">
            <text:p>8,4498880629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formula="of:=[.C29]/[.B29]" office:value-type="float" office:value="7.89652980184269" calcext:value-type="float">
            <text:p>7,8965298018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formula="of:=[.C30]/[.B30]" office:value-type="float" office:value="8.05069190713197" calcext:value-type="float">
            <text:p>8,050691907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formula="of:=[.C31]/[.B31]" office:value-type="float" office:value="8.21230632783087" calcext:value-type="float">
            <text:p>8,2123063278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formula="of:=[.C32]/[.B32]" office:value-type="float" office:value="5.25240033332931" calcext:value-type="float">
            <text:p>5,2524003333</text:p>
          </table:table-cell>
          <table:table-cell table:formula="of:=AVERAGE([.D28:.D32])" office:value-type="float" office:value="7.57236328661339" calcext:value-type="float">
            <text:p>7,572363286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formula="of:=[.C33]/[.B33]" office:value-type="float" office:value="6.90054258879731" calcext:value-type="float">
            <text:p>6,9005425888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formula="of:=[.C34]/[.B34]" office:value-type="float" office:value="5.45671861279504" calcext:value-type="float">
            <text:p>5,4567186128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formula="of:=[.C35]/[.B35]" office:value-type="float" office:value="7.11500923812629" calcext:value-type="float">
            <text:p>7,1150092381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formula="of:=[.C36]/[.B36]" office:value-type="float" office:value="4.77293515374706" calcext:value-type="float">
            <text:p>4,7729351537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formula="of:=[.C37]/[.B37]" office:value-type="float" office:value="3.85081081452425" calcext:value-type="float">
            <text:p>3,8508108145</text:p>
          </table:table-cell>
          <table:table-cell table:formula="of:=AVERAGE([.D33:.D37])" office:value-type="float" office:value="5.61920328159799" calcext:value-type="float">
            <text:p>5,6192032816</text:p>
          </table:table-cell>
          <table:table-cell table:number-columns-repeated="1019"/>
        </table:table-row>
        <table:table-row table:style-name="ro2">
          <table:table-cell/>
          <table:table-cell table:formula="of:=SUM([.B23:.B37])" office:value-type="float" office:value="467.193" calcext:value-type="float">
            <text:p>467,193</text:p>
          </table:table-cell>
          <table:table-cell table:formula="of:=SUM([.C23:.C37])" office:value-type="float" office:value="2824.64075" calcext:value-type="float">
            <text:p>2824,64075</text:p>
          </table:table-cell>
          <table:table-cell table:formula="of:=AVERAGE([.D23:.D37])" office:value-type="float" office:value="6.50223271467653" calcext:value-type="float">
            <text:p>6,5022327147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2" table:style-name="ta1">
        <table:shapes>
          <draw:frame draw:z-index="0" draw:style-name="gr1" draw:text-style-name="P1" svg:width="15.999cm" svg:height="8.999cm" svg:x="12.896cm" svg:y="0.208cm">
            <draw:object draw:notify-on-update-of-ranges="Grafico2.A3:Grafico2.A7 Grafico2.B2:Grafico2.B2 Grafico2.B3:Grafico2.B7 Grafico2.C2:Grafico2.C2 Grafico2.C3:Grafico2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8.663cm" svg:y="0cm">
            <draw:object draw:notify-on-update-of-ranges="Grafico2.A9:Grafico2.A13 Grafico2.B8:Grafico2.B8 Grafico2.B9:Grafico2.B13 Grafico2.C8:Grafico2.C8 Grafico2.C9:Grafico2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6.188cm" svg:y="9.492cm">
            <draw:object draw:notify-on-update-of-ranges="Grafico2.A15:Grafico2.A19 Grafico2.B14:Grafico2.B14 Grafico2.B15:Grafico2.B19 Grafico2.C14:Grafico2.C14 Grafico2.C15:Grafico2.C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1.232cm" svg:y="9.755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default-cell-style-name="ce55"/>
        <table:table-column table:style-name="co16" table:number-columns-repeated="2" table:default-cell-style-name="ce56"/>
        <table:table-column table:style-name="co15" table:number-columns-repeated="2" table:default-cell-style-name="ce56"/>
        <table:table-column table:style-name="co7" table:number-columns-repeated="1019" table:default-cell-style-name="ce56"/>
        <table:table-row table:style-name="ro2">
          <table:table-cell office:value-type="string" calcext:value-type="string" table:number-columns-spanned="3" table:number-rows-spanned="1">
            <text:p>Total Transferido (Kbytes)</text:p>
          </table:table-cell>
          <table:covered-table-cell table:number-columns-repeated="2" office:value-type="string" calcext:value-type="string">
            <text:p>Total Transferido (bytes)</text:p>
          </table:covered-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formula="of:=[.B24]/[.C24]" office:value-type="float" office:value="2.00635806034054" calcext:value-type="float">
            <text:p>2,006358060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formula="of:=[.B25]/[.C25]" office:value-type="float" office:value="5.02869393834028" calcext:value-type="float">
            <text:p>5,0286939383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formula="of:=[.B26]/[.C26]" office:value-type="float" office:value="5.14278601850599" calcext:value-type="float">
            <text:p>5,142786018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formula="of:=[.B27]/[.C27]" office:value-type="float" office:value="4.94547623426124" calcext:value-type="float">
            <text:p>4,9454762343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formula="of:=[.B28]/[.C28]" office:value-type="float" office:value="4.84974074258238" calcext:value-type="float">
            <text:p>4,8497407426</text:p>
          </table:table-cell>
          <table:table-cell table:formula="of:=AVERAGE([.D24:.D28])" office:value-type="float" office:value="4.39461099880609" calcext:value-type="float">
            <text:p>4,394610998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formula="of:=[.B29]/[.C29]" office:value-type="float" office:value="4.95003490827424" calcext:value-type="float">
            <text:p>4,950034908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formula="of:=[.B30]/[.C30]" office:value-type="float" office:value="5.03764520256294" calcext:value-type="float">
            <text:p>5,0376452026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formula="of:=[.B31]/[.C31]" office:value-type="float" office:value="5.00620229974214" calcext:value-type="float">
            <text:p>5,0062022997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formula="of:=[.B32]/[.C32]" office:value-type="float" office:value="4.94963026732601" calcext:value-type="float">
            <text:p>4,949630267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formula="of:=[.B33]/[.C33]" office:value-type="float" office:value="4.64186978443365" calcext:value-type="float">
            <text:p>4,6418697844</text:p>
          </table:table-cell>
          <table:table-cell table:formula="of:=AVERAGE([.D29:.D33])" office:value-type="float" office:value="4.9170764924678" calcext:value-type="float">
            <text:p>4,9170764925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formula="of:=[.B34]/[.C34]" office:value-type="float" office:value="4.36899210362687" calcext:value-type="float">
            <text:p>4,3689921036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formula="of:=[.B35]/[.C35]" office:value-type="float" office:value="4.81795360692369" calcext:value-type="float">
            <text:p>4,8179536069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formula="of:=[.B36]/[.C36]" office:value-type="float" office:value="4.29974735324373" calcext:value-type="float">
            <text:p>4,2997473532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formula="of:=[.B37]/[.C37]" office:value-type="float" office:value="4.18560369178358" calcext:value-type="float">
            <text:p>4,1856036918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formula="of:=[.B38]/[.C38]" office:value-type="float" office:value="4.097184864274" calcext:value-type="float">
            <text:p>4,0971848643</text:p>
          </table:table-cell>
          <table:table-cell table:formula="of:=AVERAGE([.D34:.D38])" office:value-type="float" office:value="4.35389632397038" calcext:value-type="float">
            <text:p>4,35389632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4:.D38])" office:value-type="float" office:value="4.55519460508142" calcext:value-type="float">
            <text:p>4,5551946051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3" table:style-name="ta1">
        <table:shapes>
          <draw:frame draw:z-index="0" draw:style-name="gr1" draw:text-style-name="P1" svg:width="15.999cm" svg:height="8.999cm" svg:x="25.036cm" svg:y="1.91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32.363cm" svg:y="1.356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31.942cm" svg:y="10.156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26.931cm" svg:y="8.369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ce55"/>
        <table:table-column table:style-name="co17" table:default-cell-style-name="ce56"/>
        <table:table-column table:style-name="co15" table:default-cell-style-name="ce56"/>
        <table:table-column table:style-name="co7" table:number-columns-repeated="1021" table:default-cell-style-name="ce56"/>
        <table:table-row table:style-name="ro2">
          <table:table-cell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formula="of:=[.B25]/[.C25]" office:value-type="float" office:value="2.06020620830347" calcext:value-type="float">
            <text:p>2,060206208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formula="of:=[.B26]/[.C26]" office:value-type="float" office:value="5.73247421568854" calcext:value-type="float">
            <text:p>5,7324742157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formula="of:=[.B27]/[.C27]" office:value-type="float" office:value="6.03713505127897" calcext:value-type="float">
            <text:p>6,0371350513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formula="of:=[.B28]/[.C28]" office:value-type="float" office:value="5.90775309478326" calcext:value-type="float">
            <text:p>5,9077530948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formula="of:=[.B29]/[.C29]" office:value-type="float" office:value="5.89348615607608" calcext:value-type="float">
            <text:p>5,8934861561</text:p>
          </table:table-cell>
          <table:table-cell table:formula="of:=AVERAGE([.D25:.D29])" office:value-type="float" office:value="5.12621094522606" calcext:value-type="float">
            <text:p>5,1262109452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formula="of:=[.B30]/[.C30]" office:value-type="float" office:value="6.20777729031385" calcext:value-type="float">
            <text:p>6,207777290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formula="of:=[.B31]/[.C31]" office:value-type="float" office:value="6.3478184543938" calcext:value-type="float">
            <text:p>6,3478184544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formula="of:=[.B32]/[.C32]" office:value-type="float" office:value="6.36975117906365" calcext:value-type="float">
            <text:p>6,369751179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formula="of:=[.B33]/[.C33]" office:value-type="float" office:value="6.40209223301225" calcext:value-type="float">
            <text:p>6,40209223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formula="of:=[.B34]/[.C34]" office:value-type="float" office:value="5.99275095334643" calcext:value-type="float">
            <text:p>5,9927509533</text:p>
          </table:table-cell>
          <table:table-cell table:formula="of:=AVERAGE([.D30:.D34])" office:value-type="float" office:value="6.26403802202599" calcext:value-type="float">
            <text:p>6,264038022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formula="of:=[.B35]/[.C35]" office:value-type="float" office:value="5.59449930825979" calcext:value-type="float">
            <text:p>5,5944993083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formula="of:=[.B36]/[.C36]" office:value-type="float" office:value="6.2009936173997" calcext:value-type="float">
            <text:p>6,2009936174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formula="of:=[.B37]/[.C37]" office:value-type="float" office:value="5.67374844774038" calcext:value-type="float">
            <text:p>5,6737484477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formula="of:=[.B38]/[.C38]" office:value-type="float" office:value="5.36659018451046" calcext:value-type="float">
            <text:p>5,3665901845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formula="of:=[.B39]/[.C39]" office:value-type="float" office:value="5.33659634904716" calcext:value-type="float">
            <text:p>5,336596349</text:p>
          </table:table-cell>
          <table:table-cell table:formula="of:=AVERAGE([.D35:.D39])" office:value-type="float" office:value="5.6344855813915" calcext:value-type="float">
            <text:p>5,634485581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5:.D39])" office:value-type="float" office:value="5.67491151621452" calcext:value-type="float">
            <text:p>5,6749115162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4" table:style-name="ta1">
        <table:shapes>
          <draw:frame draw:z-index="0" draw:style-name="gr1" draw:text-style-name="P1" svg:width="15.999cm" svg:height="8.999cm" svg:x="34.352cm" svg:y="10.653cm">
            <draw:object draw:notify-on-update-of-ranges="Grafico4.A22:Grafico4.A36 Grafico4.B21:Grafico4.B21 Grafico4.B22:Grafico4.B36 Grafico4.C21:Grafico4.C21 Grafico4.C22:Grafico4.C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3.273cm" svg:y="0.55cm">
            <draw:object draw:notify-on-update-of-ranges="Grafico4.A3:Grafico4.A7 Grafico4.B2:Grafico4.B2 Grafico4.B3:Grafico4.B7 Grafico4.C2:Grafico4.C2 Grafico4.C3:Grafico4.C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9.073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15.841cm" svg:y="10.49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2" table:default-cell-style-name="ce55"/>
        <table:table-column table:style-name="co18" table:default-cell-style-name="ce56"/>
        <table:table-column table:style-name="co8" table:default-cell-style-name="ce56"/>
        <table:table-column table:style-name="co7" table:number-columns-repeated="1020" table:default-cell-style-name="ce56"/>
        <table:table-row table:style-name="ro2">
          <table:table-cell table:style-name="ce57" office:value-type="string" calcext:value-type="string" table:number-columns-spanned="4" table:number-rows-spanned="1">
            <text:p>Média de Requisições Atendidas Por Segundo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formula="of:=[.B22]/[.C22]" office:value-type="float" office:value="4.14335039885701" calcext:value-type="float">
            <text:p>4,1433503989</text:p>
          </table:table-cell>
          <table:table-cell table:number-columns-repeated="1019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formula="of:=[.B23]/[.C23]" office:value-type="float" office:value="6.57066564943735" calcext:value-type="float">
            <text:p>6,5706656494</text:p>
          </table:table-cell>
          <table:table-cell table:number-columns-repeated="1019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formula="of:=[.B24]/[.C24]" office:value-type="float" office:value="5.85312733954945" calcext:value-type="float">
            <text:p>5,8531273395</text:p>
          </table:table-cell>
          <table:table-cell table:number-columns-repeated="1019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formula="of:=[.B25]/[.C25]" office:value-type="float" office:value="5.69523459962073" calcext:value-type="float">
            <text:p>5,6952345996</text:p>
          </table:table-cell>
          <table:table-cell table:number-columns-repeated="1019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formula="of:=[.B26]/[.C26]" office:value-type="float" office:value="7.15922560252865" calcext:value-type="float">
            <text:p>7,1592256025</text:p>
          </table:table-cell>
          <table:table-cell table:formula="of:=AVERAGE([.D22:.D26])" office:value-type="float" office:value="5.88432071799863" calcext:value-type="float">
            <text:p>5,884320718</text:p>
          </table:table-cell>
          <table:table-cell table:number-columns-repeated="1018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formula="of:=[.B27]/[.C27]" office:value-type="float" office:value="7.16875705878856" calcext:value-type="float">
            <text:p>7,1687570588</text:p>
          </table:table-cell>
          <table:table-cell table:number-columns-repeated="1019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formula="of:=[.B28]/[.C28]" office:value-type="float" office:value="6.9092039800995" calcext:value-type="float">
            <text:p>6,9092039801</text:p>
          </table:table-cell>
          <table:table-cell table:number-columns-repeated="1019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formula="of:=[.B29]/[.C29]" office:value-type="float" office:value="6.91059177868258" calcext:value-type="float">
            <text:p>6,9105917787</text:p>
          </table:table-cell>
          <table:table-cell table:number-columns-repeated="1019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formula="of:=[.B30]/[.C30]" office:value-type="float" office:value="6.91258852129796" calcext:value-type="float">
            <text:p>6,9125885213</text:p>
          </table:table-cell>
          <table:table-cell table:number-columns-repeated="1019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formula="of:=[.B31]/[.C31]" office:value-type="float" office:value="5.67047943538574" calcext:value-type="float">
            <text:p>5,6704794354</text:p>
          </table:table-cell>
          <table:table-cell table:formula="of:=AVERAGE([.D27:.D31])" office:value-type="float" office:value="6.71432415485087" calcext:value-type="float">
            <text:p>6,7143241549</text:p>
          </table:table-cell>
          <table:table-cell table:number-columns-repeated="1018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formula="of:=[.B32]/[.C32]" office:value-type="float" office:value="5.71441025193967" calcext:value-type="float">
            <text:p>5,7144102519</text:p>
          </table:table-cell>
          <table:table-cell table:number-columns-repeated="1019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formula="of:=[.B33]/[.C33]" office:value-type="float" office:value="6.7459830737152" calcext:value-type="float">
            <text:p>6,7459830737</text:p>
          </table:table-cell>
          <table:table-cell table:number-columns-repeated="1019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formula="of:=[.B34]/[.C34]" office:value-type="float" office:value="5.59811431938715" calcext:value-type="float">
            <text:p>5,5981143194</text:p>
          </table:table-cell>
          <table:table-cell table:number-columns-repeated="1019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formula="of:=[.B35]/[.C35]" office:value-type="float" office:value="4.36120702597208" calcext:value-type="float">
            <text:p>4,361207026</text:p>
          </table:table-cell>
          <table:table-cell table:number-columns-repeated="1019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formula="of:=[.B36]/[.C36]" office:value-type="float" office:value="3.52497347427988" calcext:value-type="float">
            <text:p>3,5249734743</text:p>
          </table:table-cell>
          <table:table-cell table:formula="of:=AVERAGE([.D32:.D36])" office:value-type="float" office:value="5.1889376290588" calcext:value-type="float">
            <text:p>5,188937629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AVERAGE([.D22:.D36])" office:value-type="float" office:value="5.92919416730277" calcext:value-type="float">
            <text:p>5,9291941673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fico5" table:style-name="ta1">
        <table:shapes>
          <draw:frame draw:z-index="0" draw:style-name="gr1" draw:text-style-name="P1" svg:width="15.999cm" svg:height="8.999cm" svg:x="13.975cm" svg:y="1.737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5.351cm" svg:y="11.482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7.668cm" svg:y="10.815cm">
            <draw:object draw:notify-on-update-of-ranges="Grafico5.A22:Grafico5.A36 Grafico5.B21:Grafico5.B21 Grafico5.B22:Grafico5.B36 Grafico5.C21:Grafico5.C21 Grafico5.C22:Grafico5.C3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ce55"/>
        <table:table-column table:style-name="co19" table:default-cell-style-name="ce56"/>
        <table:table-column table:style-name="co13" table:default-cell-style-name="ce56"/>
        <table:table-column table:style-name="co7" table:number-columns-repeated="1021" table:default-cell-style-name="ce56"/>
        <table:table-row table:style-name="ro2">
          <table:table-cell table:style-name="ce57" office:value-type="string" calcext:value-type="string" table:number-columns-spanned="5" table:number-rows-spanned="1">
            <text:p>Tempo médio por requisição simultânea em milissegundo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formula="of:=[.C22]/[.B22]" office:value-type="float" office:value="2.5300641025641" calcext:value-type="float">
            <text:p>2,5300641026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formula="of:=[.C23]/[.B23]" office:value-type="float" office:value="7.42613636363636" calcext:value-type="float">
            <text:p>7,4261363636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formula="of:=[.C24]/[.B24]" office:value-type="float" office:value="8.21658823529412" calcext:value-type="float">
            <text:p>8,2165882353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formula="of:=[.C25]/[.B25]" office:value-type="float" office:value="8.44406666666667" calcext:value-type="float">
            <text:p>8,4440666667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formula="of:=[.C26]/[.B26]" office:value-type="float" office:value="8.3125" calcext:value-type="float">
            <text:p>8,3125</text:p>
          </table:table-cell>
          <table:table-cell table:formula="of:=AVERAGE([.D22:.D26])" office:value-type="float" office:value="6.98587107363225" calcext:value-type="float">
            <text:p>6,9858710736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formula="of:=[.C27]/[.B27]" office:value-type="float" office:value="10.2445454545455" calcext:value-type="float">
            <text:p>10,244545454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formula="of:=[.C28]/[.B28]" office:value-type="float" office:value="8.84615384615385" calcext:value-type="float">
            <text:p>8,846153846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formula="of:=[.C29]/[.B29]" office:value-type="float" office:value="8.07015384615385" calcext:value-type="float">
            <text:p>8,0701538462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30]/[.B30]" office:value-type="float" office:value="8.33333333333333" calcext:value-type="float">
            <text:p>8,333333333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formula="of:=[.C31]/[.B31]" office:value-type="float" office:value="5.7469375" calcext:value-type="float">
            <text:p>5,7469375</text:p>
          </table:table-cell>
          <table:table-cell table:formula="of:=AVERAGE([.D27:.D31])" office:value-type="float" office:value="8.2482247960373" calcext:value-type="float">
            <text:p>8,24822479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formula="of:=[.C32]/[.B32]" office:value-type="float" office:value="7.16666666666667" calcext:value-type="float">
            <text:p>7,1666666667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formula="of:=[.C33]/[.B33]" office:value-type="float" office:value="5.375" calcext:value-type="float">
            <text:p>5,37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C34]/[.B34]" office:value-type="float" office:value="6.33333333333333" calcext:value-type="float">
            <text:p>6,3333333333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formula="of:=[.C35]/[.B35]" office:value-type="float" office:value="4.73333333333333" calcext:value-type="float">
            <text:p>4,7333333333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formula="of:=[.C36]/[.B36]" office:value-type="float" office:value="3.75" calcext:value-type="float">
            <text:p>3,75</text:p>
          </table:table-cell>
          <table:table-cell table:formula="of:=AVERAGE([.D32:.D36])" office:value-type="float" office:value="5.47166666666667" calcext:value-type="float">
            <text:p>5,471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2:.D36])" office:value-type="float" office:value="6.9019208454454" calcext:value-type="float">
            <text:p>6,9019208454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13.964cm" svg:y="0.197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4.108cm" svg:y="10.008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6"/>
        <table:table-column table:style-name="co13" table:number-columns-repeated="2" table:default-cell-style-name="ce56"/>
        <table:table-column table:style-name="co7" table:number-columns-repeated="1021" table:default-cell-style-name="ce56"/>
        <table:table-row table:style-name="ro2">
          <table:table-cell table:style-name="ce58" office:value-type="string" calcext:value-type="string" table:number-columns-spanned="4" table:number-rows-spanned="1">
            <text:p>Taxa de transferência em Quilo Bytes por segundo (Kb/s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table:style-name="ce55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table:style-name="ce55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table:style-name="ce55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table:style-name="ce55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table:style-name="ce55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table:style-name="ce55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table:style-name="ce55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table:style-name="ce55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table:style-name="ce55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table:style-name="ce55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table:style-name="ce55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table:style-name="ce55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>
          <table:table-cell table:style-name="ce55"/>
          <table:table-cell table:number-columns-repeated="1023"/>
        </table:table-row>
        <table:table-row table:style-name="ro2">
          <table:table-cell table:style-name="ce55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55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formula="of:=[.B22]/[.C22]" office:value-type="float" office:value="1.36254612546125" calcext:value-type="float">
            <text:p>1,3625461255</text:p>
          </table:table-cell>
          <table:table-cell table:number-columns-repeated="1020"/>
        </table:table-row>
        <table:table-row table:style-name="ro2">
          <table:table-cell table:style-name="ce55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formula="of:=[.B23]/[.C23]" office:value-type="float" office:value="1.42640558908797" calcext:value-type="float">
            <text:p>1,4264055891</text:p>
          </table:table-cell>
          <table:table-cell table:number-columns-repeated="1020"/>
        </table:table-row>
        <table:table-row table:style-name="ro2">
          <table:table-cell table:style-name="ce55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formula="of:=[.B24]/[.C24]" office:value-type="float" office:value="1.4919929954572" calcext:value-type="float">
            <text:p>1,4919929955</text:p>
          </table:table-cell>
          <table:table-cell table:number-columns-repeated="1020"/>
        </table:table-row>
        <table:table-row table:style-name="ro2">
          <table:table-cell table:style-name="ce55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formula="of:=[.B25]/[.C25]" office:value-type="float" office:value="1.52809281401681" calcext:value-type="float">
            <text:p>1,528092814</text:p>
          </table:table-cell>
          <table:table-cell table:number-columns-repeated="1020"/>
        </table:table-row>
        <table:table-row table:style-name="ro2">
          <table:table-cell table:style-name="ce55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formula="of:=[.B26]/[.C26]" office:value-type="float" office:value="1.63293463143255" calcext:value-type="float">
            <text:p>1,6329346314</text:p>
          </table:table-cell>
          <table:table-cell table:formula="of:=AVERAGE([.D22:.D26])" office:value-type="float" office:value="1.48839443109116" calcext:value-type="float">
            <text:p>1,4883944311</text:p>
          </table:table-cell>
          <table:table-cell table:number-columns-repeated="1019"/>
        </table:table-row>
        <table:table-row table:style-name="ro2">
          <table:table-cell table:style-name="ce55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formula="of:=[.B27]/[.C27]" office:value-type="float" office:value="1.85108807426142" calcext:value-type="float">
            <text:p>1,8510880743</text:p>
          </table:table-cell>
          <table:table-cell table:number-columns-repeated="1020"/>
        </table:table-row>
        <table:table-row table:style-name="ro2">
          <table:table-cell table:style-name="ce55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formula="of:=[.B28]/[.C28]" office:value-type="float" office:value="1.6337849949913" calcext:value-type="float">
            <text:p>1,633784995</text:p>
          </table:table-cell>
          <table:table-cell table:number-columns-repeated="1020"/>
        </table:table-row>
        <table:table-row table:style-name="ro2">
          <table:table-cell table:style-name="ce55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formula="of:=[.B29]/[.C29]" office:value-type="float" office:value="1.6104687726767" calcext:value-type="float">
            <text:p>1,6104687727</text:p>
          </table:table-cell>
          <table:table-cell table:number-columns-repeated="1020"/>
        </table:table-row>
        <table:table-row table:style-name="ro2">
          <table:table-cell table:style-name="ce55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formula="of:=[.B30]/[.C30]" office:value-type="float" office:value="1.70385322976288" calcext:value-type="float">
            <text:p>1,7038532298</text:p>
          </table:table-cell>
          <table:table-cell table:number-columns-repeated="1020"/>
        </table:table-row>
        <table:table-row table:style-name="ro2">
          <table:table-cell table:style-name="ce55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formula="of:=[.B31]/[.C31]" office:value-type="float" office:value="1.50208221557957" calcext:value-type="float">
            <text:p>1,5020822156</text:p>
          </table:table-cell>
          <table:table-cell table:formula="of:=AVERAGE([.D31:.D36])" office:value-type="float" office:value="1.43846693600431" calcext:value-type="float">
            <text:p>1,438466936</text:p>
          </table:table-cell>
          <table:table-cell table:number-columns-repeated="1019"/>
        </table:table-row>
        <table:table-row table:style-name="ro2">
          <table:table-cell table:style-name="ce55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formula="of:=[.B32]/[.C32]" office:value-type="float" office:value="1.92314679167887" calcext:value-type="float">
            <text:p>1,9231467917</text:p>
          </table:table-cell>
          <table:table-cell table:number-columns-repeated="1020"/>
        </table:table-row>
        <table:table-row table:style-name="ro2">
          <table:table-cell table:style-name="ce55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formula="of:=[.B33]/[.C33]" office:value-type="float" office:value="1.29329708848988" calcext:value-type="float">
            <text:p>1,2932970885</text:p>
          </table:table-cell>
          <table:table-cell table:number-columns-repeated="1020"/>
        </table:table-row>
        <table:table-row table:style-name="ro2">
          <table:table-cell table:style-name="ce55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formula="of:=[.B34]/[.C34]" office:value-type="float" office:value="1.63653038007012" calcext:value-type="float">
            <text:p>1,6365303801</text:p>
          </table:table-cell>
          <table:table-cell table:number-columns-repeated="1020"/>
        </table:table-row>
        <table:table-row table:style-name="ro2">
          <table:table-cell table:style-name="ce55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formula="of:=[.B35]/[.C35]" office:value-type="float" office:value="1.24843350872214" calcext:value-type="float">
            <text:p>1,2484335087</text:p>
          </table:table-cell>
          <table:table-cell table:number-columns-repeated="1020"/>
        </table:table-row>
        <table:table-row table:style-name="ro2">
          <table:table-cell table:style-name="ce55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formula="of:=[.B36]/[.C36]" office:value-type="float" office:value="1.02731163148531" calcext:value-type="float">
            <text:p>1,0273116315</text:p>
          </table:table-cell>
          <table:table-cell table:formula="of:=AVERAGE([.D32:.D36])" office:value-type="float" office:value="1.42574388008926" calcext:value-type="float">
            <text:p>1,42574388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AVERAGE([.D22:.D36])" office:value-type="float" office:value="1.52479792287826" calcext:value-type="float">
            <text:p>1,5247979229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2" table:default-cell-style-name="ce56"/>
        <table:table-column table:style-name="co7" table:number-columns-repeated="1023" table:default-cell-style-name="ce56"/>
        <table:table-row table:style-name="ro2">
          <table:table-cell/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60" office:value-type="float" office:value="50" calcext:value-type="float" table:number-columns-spanned="2" table:number-rows-spanned="1">
            <text:p>50</text:p>
          </table:table-cell>
          <table:covered-table-cell table:style-name="ce59"/>
          <table:table-cell table:style-name="ce60" office:value-type="float" office:value="66" calcext:value-type="float" table:number-columns-spanned="2" table:number-rows-spanned="1">
            <text:p>66</text:p>
          </table:table-cell>
          <table:covered-table-cell table:style-name="ce59"/>
          <table:table-cell table:style-name="ce60" office:value-type="float" office:value="75" calcext:value-type="float" table:number-columns-spanned="2" table:number-rows-spanned="1">
            <text:p>75</text:p>
          </table:table-cell>
          <table:covered-table-cell table:style-name="ce59"/>
          <table:table-cell table:style-name="ce60" office:value-type="float" office:value="80" calcext:value-type="float" table:number-columns-spanned="2" table:number-rows-spanned="1">
            <text:p>80</text:p>
          </table:table-cell>
          <table:covered-table-cell table:style-name="ce59"/>
          <table:table-cell table:style-name="ce60" office:value-type="float" office:value="90" calcext:value-type="float" table:number-columns-spanned="2" table:number-rows-spanned="1">
            <text:p>90</text:p>
          </table:table-cell>
          <table:covered-table-cell table:style-name="ce59"/>
          <table:table-cell table:style-name="ce60" office:value-type="float" office:value="95" calcext:value-type="float" table:number-columns-spanned="2" table:number-rows-spanned="1">
            <text:p>95</text:p>
          </table:table-cell>
          <table:covered-table-cell table:style-name="ce59"/>
          <table:table-cell table:style-name="ce60" office:value-type="float" office:value="98" calcext:value-type="float" table:number-columns-spanned="2" table:number-rows-spanned="1">
            <text:p>98</text:p>
          </table:table-cell>
          <table:covered-table-cell table:style-name="ce59"/>
          <table:table-cell table:style-name="ce60" office:value-type="float" office:value="99" calcext:value-type="float" table:number-columns-spanned="2" table:number-rows-spanned="1">
            <text:p>99</text:p>
          </table:table-cell>
          <table:covered-table-cell table:style-name="ce59"/>
          <table:table-cell table:style-name="ce60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9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table:style-name="ce59" office:value-type="string" calcext:value-type="string">
            <text:p>Nginx</text:p>
          </table:table-cell>
          <table:table-cell table:style-name="ce59" table:number-columns-repeated="16"/>
          <table:table-cell table:number-columns-repeated="1006"/>
        </table:table-row>
        <table:table-row table:style-name="ro2">
          <table:table-cell table:style-name="ce59" office:value-type="string" calcext:value-type="string">
            <text:p>Número de Requisições</text:p>
          </table:table-cell>
          <table:table-cell table:style-name="ce59" office:value-type="float" office:value="50" calcext:value-type="float">
            <text:p>50</text:p>
          </table:table-cell>
          <table:table-cell table:style-name="ce59"/>
          <table:table-cell table:style-name="ce59" office:value-type="float" office:value="66" calcext:value-type="float">
            <text:p>66</text:p>
          </table:table-cell>
          <table:table-cell table:style-name="ce59"/>
          <table:table-cell table:style-name="ce59" office:value-type="float" office:value="75" calcext:value-type="float">
            <text:p>75</text:p>
          </table:table-cell>
          <table:table-cell table:style-name="ce59"/>
          <table:table-cell table:style-name="ce59" office:value-type="float" office:value="80" calcext:value-type="float">
            <text:p>80</text:p>
          </table:table-cell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/>
          <table:table-cell table:style-name="ce59" office:value-type="float" office:value="95" calcext:value-type="float">
            <text:p>95</text:p>
          </table:table-cell>
          <table:table-cell table:style-name="ce59"/>
          <table:table-cell table:style-name="ce59" office:value-type="float" office:value="98" calcext:value-type="float">
            <text:p>98</text:p>
          </table:table-cell>
          <table:table-cell table:style-name="ce59"/>
          <table:table-cell table:style-name="ce59" office:value-type="float" office:value="99" calcext:value-type="float">
            <text:p>99</text:p>
          </table:table-cell>
          <table:table-cell table:style-name="ce59"/>
          <table:table-cell table:style-name="ce59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table:style-name="ce59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2">
          <table:table-cell table:style-name="ce59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2">
          <table:table-cell table:style-name="ce59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2">
          <table:table-cell table:style-name="ce59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2">
          <table:table-cell table:style-name="ce59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2">
          <table:table-cell table:style-name="ce59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2">
          <table:table-cell table:style-name="ce59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2">
          <table:table-cell table:style-name="ce59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2">
          <table:table-cell table:style-name="ce59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2">
          <table:table-cell table:style-name="ce59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2">
          <table:table-cell table:style-name="ce59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2">
          <table:table-cell table:style-name="ce59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2">
          <table:table-cell table:style-name="ce59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2">
          <table:table-cell table:style-name="ce59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2">
          <table:table-cell table:style-name="ce59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10" table:style-name="ta1">
        <table:table-column table:style-name="co7" table:default-cell-style-name="Default"/>
        <table:table-row table:style-name="ro2">
          <table:table-cell office:value-type="float" office:value="6.50223271467653" calcext:value-type="float">
            <text:p>6,5022327147</text:p>
          </table:table-cell>
        </table:table-row>
        <table:table-row table:style-name="ro2">
          <table:table-cell office:value-type="float" office:value="4.55519460508142" calcext:value-type="float">
            <text:p>4,5551946051</text:p>
          </table:table-cell>
        </table:table-row>
        <table:table-row table:style-name="ro2">
          <table:table-cell office:value-type="float" office:value="5.67491151621452" calcext:value-type="float">
            <text:p>5,6749115162</text:p>
          </table:table-cell>
        </table:table-row>
        <table:table-row table:style-name="ro2">
          <table:table-cell office:value-type="float" office:value="5.92919416730277" calcext:value-type="float">
            <text:p>5,9291941673</text:p>
          </table:table-cell>
        </table:table-row>
        <table:table-row table:style-name="ro2">
          <table:table-cell office:value-type="float" office:value="6.9019208454454" calcext:value-type="float">
            <text:p>6,9019208454</text:p>
          </table:table-cell>
        </table:table-row>
        <table:table-row table:style-name="ro2">
          <table:table-cell table:style-name="ce56" office:value-type="float" office:value="1.52479792287826" calcext:value-type="float">
            <text:p>1,5247979229</text:p>
          </table:table-cell>
        </table:table-row>
        <table:table-row table:style-name="ro2">
          <table:table-cell table:formula="of:=AVERAGE([.A1:.A6])" office:value-type="float" office:value="5.18137529526648" calcext:value-type="float">
            <text:p>5,181375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1:00:40.171420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9T23:44:52.478661807</dc:date>
    <meta:editing-duration>PT16H56M24S</meta:editing-duration>
    <meta:editing-cycles>111</meta:editing-cycles>
    <meta:generator>LibreOffice/4.3.4.1$Linux_X86_64 LibreOffice_project/430m0$Build-1</meta:generator>
    <meta:document-statistic meta:table-count="10" meta:cell-count="44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19.5585">
                <text:p>19.5585</text:p>
                <draw:g>
                  <svg:desc>Grafico1.B3:Grafico1.B7</svg:desc>
                </draw:g>
              </table:table-cell>
              <table:table-cell office:value-type="float" office:value="49.33625">
                <text:p>49.33625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22:Grafico4.C36 Grafico4.B21:Grafico4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22:Grafico4.A36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22:Grafico4.B36" chart:label-cell-address="Grafico4.B21:Grafico4.B21" chart:class="chart:line">
            <chart:data-point chart:repeated="15"/>
          </chart:series>
          <chart:series chart:style-name="ch11" chart:values-cell-range-address="Grafico4.C22:Grafico4.C36" chart:label-cell-address="Grafico4.C21:Grafico4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1:Grafico4.B21</svg:desc>
                </draw:g>
              </table:table-cell>
              <table:table-cell office:value-type="string">
                <text:p>Apache</text:p>
                <draw:g>
                  <svg:desc>Grafico4.C21:Grafico4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22:Grafico4.A36</svg:desc>
                </draw:g>
              </table:table-cell>
              <table:table-cell office:value-type="float" office:value="87">
                <text:p>87</text:p>
                <draw:g>
                  <svg:desc>Grafico4.B22:Grafico4.B36</svg:desc>
                </draw:g>
              </table:table-cell>
              <table:table-cell office:value-type="float" office:value="20.9975">
                <text:p>20.9975</text:p>
                <draw:g>
                  <svg:desc>Grafico4.C22:Grafico4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1.5">
                <text:p>301.5</text:p>
              </table:table-cell>
              <table:table-cell office:value-type="float" office:value="42.0575">
                <text:p>42.0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7.75">
                <text:p>327.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3:Grafico4.C7 Grafico4.B2:Grafico4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87">
                <text:p>87</text:p>
                <draw:g>
                  <svg:desc>Grafico4.B3:Grafico4.B7</svg:desc>
                </draw:g>
              </table:table-cell>
              <table:table-cell office:value-type="float" office:value="20.9975">
                <text:p>20.997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9:Grafico4.C13 Grafico4.B8:Grafico4.C8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301.5">
                <text:p>301.5</text:p>
                <draw:g>
                  <svg:desc>Grafico4.B9:Grafico4.B13</svg:desc>
                </draw:g>
              </table:table-cell>
              <table:table-cell office:value-type="float" office:value="42.0575">
                <text:p>42.0575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19.5585">
                <text:p>19.5585</text:p>
                <draw:g>
                  <svg:desc>Grafico1.B23:Grafico1.B37</svg:desc>
                </draw:g>
              </table:table-cell>
              <table:table-cell office:value-type="float" office:value="49.33625">
                <text:p>49.33625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21225">
                <text:p>20.21225</text:p>
              </table:table-cell>
              <table:table-cell office:value-type="float" office:value="170.79125">
                <text:p>170.791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.9115">
                <text:p>33.9115</text:p>
              </table:table-cell>
              <table:table-cell office:value-type="float" office:value="234.00775">
                <text:p>234.007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99cm" svg:y="0.316cm" chart:style-name="ch2">
          <text:p>Média do Total de Dados Transferidos em Mega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4.80409955978394">
                <text:p>4.80409955978394</text:p>
                <draw:g>
                  <svg:desc>Grafico2.B24:Grafico2.B38</svg:desc>
                </draw:g>
              </table:table-cell>
              <table:table-cell office:value-type="float" office:value="2.39443778991699">
                <text:p>2.39443778991699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.1619329452515">
                <text:p>16.1619329452515</text:p>
              </table:table-cell>
              <table:table-cell office:value-type="float" office:value="3.26501393318176">
                <text:p>3.265013933181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3.5588052272797">
                <text:p>23.5588052272797</text:p>
              </table:table-cell>
              <table:table-cell office:value-type="float" office:value="5.3922746181488">
                <text:p>5.39227461814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9cm" svg:y="0.316cm" chart:style-name="ch2">
          <text:p>Média do Total de Texto HTML Transferido em Mega Bytes</text:p>
        </chart:title>
        <chart:legend chart:legend-position="end" svg:x="13.492cm" svg:y="3.952cm" style:legend-expansion="high" chart:style-name="ch3"/>
        <chart:plot-area chart:style-name="ch4" table:cell-range-address="Grafico3.A25:Grafico3.C39 Grafico3.B24:Grafico3.C24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4.45436954498291">
                <text:p>4.45436954498291</text:p>
                <draw:g>
                  <svg:desc>Grafico3.B25:Grafico3.B39</svg:desc>
                </draw:g>
              </table:table-cell>
              <table:table-cell office:value-type="float" office:value="2.16209888458252">
                <text:p>2.16209888458252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.9854502677917">
                <text:p>14.9854502677917</text:p>
              </table:table-cell>
              <table:table-cell office:value-type="float" office:value="2.41398000717163">
                <text:p>2.413980007171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1.8439266681671">
                <text:p>21.8439266681671</text:p>
              </table:table-cell>
              <table:table-cell office:value-type="float" office:value="3.904536485672">
                <text:p>3.9045364856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7.75">
                <text:p>327.75</text:p>
                <draw:g>
                  <svg:desc>Grafico4.B15:Grafico4.B19</svg:desc>
                </draw:g>
              </table:table-cell>
              <table:table-cell office:value-type="float" office:value="57.355">
                <text:p>57.3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3:Grafico5.C7 Grafico5.B2:Grafico5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19.5">
                <text:p>19.5</text:p>
                <draw:g>
                  <svg:desc>Grafico5.B3:Grafico5.B7</svg:desc>
                </draw:g>
              </table:table-cell>
              <table:table-cell office:value-type="float" office:value="49.33625">
                <text:p>49.33625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2.75">
                <text:p>2.75</text:p>
                <draw:g>
                  <svg:desc>Grafico5.B9:Grafico5.B13</svg:desc>
                </draw:g>
              </table:table-cell>
              <table:table-cell office:value-type="float" office:value="28.1725">
                <text:p>28.172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21.5">
                <text:p>21.5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21225">
                <text:p>20.21225</text:p>
                <draw:g>
                  <svg:desc>Grafico1.B9:Grafico1.B13</svg:desc>
                </draw:g>
              </table:table-cell>
              <table:table-cell office:value-type="float" office:value="170.79125">
                <text:p>170.79125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2:Grafico5.C36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6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6" chart:label-cell-address="Grafico5.B21:Grafico5.B21" chart:class="chart:line">
            <chart:data-point chart:repeated="15"/>
          </chart:series>
          <chart:series chart:style-name="ch11" chart:values-cell-range-address="Grafico5.C22:Grafico5.C36" chart:label-cell-address="Grafico5.C21:Grafico5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6</svg:desc>
                </draw:g>
              </table:table-cell>
              <table:table-cell office:value-type="float" office:value="19.5">
                <text:p>19.5</text:p>
                <draw:g>
                  <svg:desc>Grafico5.B22:Grafico5.B36</svg:desc>
                </draw:g>
              </table:table-cell>
              <table:table-cell office:value-type="float" office:value="49.33625">
                <text:p>49.33625</text:p>
                <draw:g>
                  <svg:desc>Grafico5.C22:Grafico5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75">
                <text:p>2.75</text:p>
              </table:table-cell>
              <table:table-cell office:value-type="float" office:value="28.1725">
                <text:p>28.1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5cm" chart:style-name="ch2">
          <text:p>Média da Taxa de Transferência em Quilo Bytes por Segundo
</text:p>
        </chart:title>
        <chart:subtitle svg:x="7.295cm" svg:y="1.83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719cm" svg:width="12.43cm" svg:height="5.12cm">
          <chartooo:coordinate-region svg:x="2.138cm" svg:y="2.919cm" svg:width="11.623cm" svg:height="4.27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36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2.93">
                <text:p>132.93</text:p>
                <draw:g>
                  <svg:desc>Grafico6.B3:Grafico6.B7</svg:desc>
                </draw:g>
              </table:table-cell>
              <table:table-cell office:value-type="float" office:value="97.56">
                <text:p>97.56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8:Grafico6.C13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6.51">
                <text:p>166.51</text:p>
                <draw:g>
                  <svg:desc>Grafico6.B9:Grafico6.B13</svg:desc>
                </draw:g>
              </table:table-cell>
              <table:table-cell office:value-type="float" office:value="89.9525">
                <text:p>89.952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4:Grafico6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64.0925">
                <text:p>164.0925</text:p>
                <draw:g>
                  <svg:desc>Grafico6.B15:Grafico6.B19</svg:desc>
                </draw:g>
              </table:table-cell>
              <table:table-cell office:value-type="float" office:value="85.325">
                <text:p>85.325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97cm" svg:y="0.316cm" chart:style-name="ch2">
          <text:p>Média da Taxa de Transferência em Quilo Bytes por Segundo</text:p>
        </chart:title>
        <chart:legend chart:legend-position="end" svg:x="13.492cm" svg:y="3.952cm" style:legend-expansion="high" chart:style-name="ch3"/>
        <chart:plot-area chart:style-name="ch4" table:cell-range-address="Grafico6.A21:Grafico6.C36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2.93">
                <text:p>132.93</text:p>
                <draw:g>
                  <svg:desc>Grafico6.B22:Grafico6.B36</svg:desc>
                </draw:g>
              </table:table-cell>
              <table:table-cell office:value-type="float" office:value="97.56">
                <text:p>97.56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6.51">
                <text:p>166.51</text:p>
              </table:table-cell>
              <table:table-cell office:value-type="float" office:value="89.9525">
                <text:p>89.9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64.0925">
                <text:p>164.0925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3.9115">
                <text:p>33.9115</text:p>
                <draw:g>
                  <svg:desc>Grafico1.B15:Grafico1.B19</svg:desc>
                </draw:g>
              </table:table-cell>
              <table:table-cell office:value-type="float" office:value="234.00775">
                <text:p>234.00775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9cm" svg:y="0.316cm" chart:style-name="ch2">
          <text:p>Média do Total de Dados Transferidos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2:Grafico2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3:Grafico2.B7" chart:label-cell-address="Grafico2.B2:Grafico2.B2" chart:class="chart:bar">
            <chart:data-point chart:repeated="5"/>
          </chart:series>
          <chart:series chart:style-name="ch12" chart:values-cell-range-address="Grafico2.C3:Grafico2.C7" chart:label-cell-address="Grafico2.C2:Grafico2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4.80409955978394">
                <text:p>4.80409955978394</text:p>
                <draw:g>
                  <svg:desc>Grafico2.B3:Grafico2.B7</svg:desc>
                </draw:g>
              </table:table-cell>
              <table:table-cell office:value-type="float" office:value="2.39443778991699">
                <text:p>2.39443778991699</text:p>
                <draw:g>
                  <svg:desc>Grafico2.C3:Grafico2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2.601cm" svg:y="0.316cm" chart:style-name="ch2">
          <text:p>Média do Total de Dados Transferidos em Mega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C13 Grafico2.B8:Grafico2.C8" chart:data-source-has-labels="both" svg:x="1.331cm" svg:y="2.19cm" svg:width="12.434cm" svg:height="5.655cm">
          <chartooo:coordinate-region svg:x="1.952cm" svg:y="2.389cm" svg:width="11.813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9:Grafico2.B13" chart:label-cell-address="Grafico2.B8:Grafico2.B8" chart:class="chart:bar">
            <chart:data-point chart:repeated="5"/>
          </chart:series>
          <chart:series chart:style-name="ch12" chart:values-cell-range-address="Grafico2.C9:Grafico2.C13" chart:label-cell-address="Grafico2.C8:Grafico2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16.1619329452515">
                <text:p>16.1619329452515</text:p>
                <draw:g>
                  <svg:desc>Grafico2.B9:Grafico2.B13</svg:desc>
                </draw:g>
              </table:table-cell>
              <table:table-cell office:value-type="float" office:value="3.26501393318176">
                <text:p>3.26501393318176</text:p>
                <draw:g>
                  <svg:desc>Grafico2.C9:Grafico2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cm" svg:y="0.316cm" chart:style-name="ch2">
          <text:p>Média do Total de Dados Transferidos em Mega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C19 Grafico2.B14:Grafico2.C14" chart:data-source-has-labels="both" svg:x="1.331cm" svg:y="2.19cm" svg:width="12.433cm" svg:height="5.654cm">
          <chartooo:coordinate-region svg:x="1.952cm" svg:y="2.389cm" svg:width="11.812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15:Grafico2.B19" chart:label-cell-address="Grafico2.B14:Grafico2.B14" chart:class="chart:bar">
            <chart:data-point chart:repeated="5"/>
          </chart:series>
          <chart:series chart:style-name="ch12" chart:values-cell-range-address="Grafico2.C15:Grafico2.C19" chart:label-cell-address="Grafico2.C14:Grafico2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23.5588052272797">
                <text:p>23.5588052272797</text:p>
                <draw:g>
                  <svg:desc>Grafico2.B15:Grafico2.B19</svg:desc>
                </draw:g>
              </table:table-cell>
              <table:table-cell office:value-type="float" office:value="5.3922746181488">
                <text:p>5.3922746181488</text:p>
                <draw:g>
                  <svg:desc>Grafico2.C15:Grafico2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3:Grafico3.C7 Grafico3.B2:Grafico3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4.45436954498291">
                <text:p>4.45436954498291</text:p>
                <draw:g>
                  <svg:desc>Grafico3.B3:Grafico3.B7</svg:desc>
                </draw:g>
              </table:table-cell>
              <table:table-cell office:value-type="float" office:value="2.16209888458252">
                <text:p>2.16209888458252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9:Grafico3.C13 Grafico3.B8:Grafico3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.9854502677917">
                <text:p>14.9854502677917</text:p>
                <draw:g>
                  <svg:desc>Grafico3.B9:Grafico3.B13</svg:desc>
                </draw:g>
              </table:table-cell>
              <table:table-cell office:value-type="float" office:value="2.41398000717163">
                <text:p>2.41398000717163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5:Grafico3.C19 Grafico3.B14:Grafico3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21.8439266681671">
                <text:p>21.8439266681671</text:p>
                <draw:g>
                  <svg:desc>Grafico3.B15:Grafico3.B19</svg:desc>
                </draw:g>
              </table:table-cell>
              <table:table-cell office:value-type="float" office:value="3.904536485672">
                <text:p>3.904536485672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